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Google Sans" svg:font-family="Google Sans" style:font-family-generic="system" style:font-pitch="variable"/>
    <style:font-face style:name="Google Sans Text" svg:font-family="Google Sans Tex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fo:margin-top="0in" fo:margin-bottom="0.0833in" fo:line-height="113%" style:page-number="1"/>
    </style:style>
    <style:style style:name="T2" style:parent-style-name="Fuentedepárrafopredeter." style:family="text">
      <style:text-properties style:font-name="Google Sans" style:font-name-asian="Google Sans" style:font-name-complex="Google Sans" fo:color="#1B1C1D" fo:font-size="16pt" style:font-size-asian="16pt" style:font-size-complex="16pt"/>
    </style:style>
    <style:style style:name="P3" style:parent-style-name="Standard" style:family="paragraph">
      <style:paragraph-properties fo:line-height="113%"/>
    </style:style>
    <style:style style:name="T4" style:parent-style-name="Fuentedepárrafopredeter." style:family="text">
      <style:text-properties style:font-name="Google Sans Text" style:font-name-asian="Google Sans Text" style:font-name-complex="Google Sans Text"/>
    </style:style>
    <style:style style:name="P5" style:parent-style-name="Standard" style:family="paragraph">
      <style:paragraph-properties fo:line-height="113%"/>
    </style:style>
    <style:style style:name="T6" style:parent-style-name="Fuentedepárrafopredeter." style:family="text">
      <style:text-properties style:font-name="Google Sans Text" style:font-name-asian="Google Sans Text" style:font-name-complex="Google Sans Text"/>
    </style:style>
    <style:style style:name="P7" style:parent-style-name="Título2" style:family="paragraph">
      <style:paragraph-properties fo:margin-top="0in" fo:margin-bottom="0.0833in" fo:line-height="113%"/>
    </style:style>
    <style:style style:name="T8" style:parent-style-name="Fuentedepárrafopredeter." style:family="text">
      <style:text-properties style:font-name="Google Sans" style:font-name-asian="Google Sans" style:font-name-complex="Google Sans" fo:color="#1B1C1D" fo:font-size="15pt" style:font-size-asian="15pt" style:font-size-complex="15pt"/>
    </style:style>
    <style:style style:name="P9" style:parent-style-name="Standard" style:family="paragraph">
      <style:paragraph-properties fo:margin-bottom="0.1666in" fo:line-height="113%"/>
    </style:style>
    <style:style style:name="T1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5" style:parent-style-name="Standard" style:family="paragraph">
      <style:paragraph-properties fo:margin-bottom="0.1666in" fo:line-height="113%"/>
    </style:style>
    <style:style style:name="T1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7" style:parent-style-name="Título2" style:family="paragraph">
      <style:paragraph-properties fo:margin-top="0in" fo:margin-bottom="0.0833in" fo:line-height="113%"/>
    </style:style>
    <style:style style:name="T18" style:parent-style-name="Fuentedepárrafopredeter." style:family="text">
      <style:text-properties style:font-name="Google Sans" style:font-name-asian="Google Sans" style:font-name-complex="Google Sans" fo:color="#1B1C1D" fo:font-size="15pt" style:font-size-asian="15pt" style:font-size-complex="15pt"/>
    </style:style>
    <style:style style:name="P19" style:parent-style-name="Standard" style:family="paragraph">
      <style:paragraph-properties fo:margin-bottom="0.1666in" fo:line-height="113%"/>
    </style:style>
    <style:style style:name="T2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2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2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3" style:parent-style-name="Standard" style:family="paragraph">
      <style:paragraph-properties fo:margin-bottom="0.0833in" fo:line-height="113%"/>
    </style:style>
    <style:style style:name="T2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2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2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7" style:parent-style-name="Standard" style:family="paragraph">
      <style:paragraph-properties fo:line-height="113%"/>
    </style:style>
    <style:style style:name="T2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9" style:parent-style-name="Standard" style:family="paragraph">
      <style:paragraph-properties fo:line-height="113%"/>
    </style:style>
    <style:style style:name="T3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1" style:parent-style-name="Standard" style:family="paragraph">
      <style:paragraph-properties fo:line-height="113%"/>
    </style:style>
    <style:style style:name="T3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3" style:parent-style-name="Standard" style:family="paragraph">
      <style:paragraph-properties fo:line-height="113%"/>
    </style:style>
    <style:style style:name="T3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5" style:parent-style-name="Standard" style:family="paragraph">
      <style:paragraph-properties fo:margin-bottom="0.0833in" fo:line-height="113%"/>
    </style:style>
    <style:style style:name="T3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7" style:parent-style-name="Título2" style:family="paragraph">
      <style:paragraph-properties fo:margin-top="0.0833in" fo:margin-bottom="0.0833in" fo:line-height="113%"/>
    </style:style>
    <style:style style:name="T38" style:parent-style-name="Fuentedepárrafopredeter." style:family="text">
      <style:text-properties style:font-name="Google Sans" style:font-name-asian="Google Sans" style:font-name-complex="Google Sans" fo:color="#1B1C1D" fo:font-size="15pt" style:font-size-asian="15pt" style:font-size-complex="15pt"/>
    </style:style>
    <style:style style:name="P39" style:parent-style-name="Standard" style:family="paragraph">
      <style:paragraph-properties fo:margin-bottom="0.1666in" fo:line-height="113%"/>
    </style:style>
    <style:style style:name="T4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4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4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4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4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5" style:parent-style-name="Título3" style:family="paragraph">
      <style:paragraph-properties fo:margin-top="0in" fo:margin-bottom="0.0833in" fo:line-height="113%"/>
    </style:style>
    <style:style style:name="T46" style:parent-style-name="Fuentedepárrafopredeter." style:family="text">
      <style:text-properties style:font-name="Google Sans" style:font-name-asian="Google Sans" style:font-name-complex="Google Sans" fo:color="#1B1C1D" fo:font-size="12pt" style:font-size-asian="12pt" style:font-size-complex="12pt"/>
    </style:style>
    <style:style style:name="P47" style:parent-style-name="Standard" style:family="paragraph">
      <style:paragraph-properties fo:line-height="113%"/>
    </style:style>
    <style:style style:name="T4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4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50" style:parent-style-name="Standard" style:family="paragraph">
      <style:paragraph-properties fo:line-height="113%"/>
    </style:style>
    <style:style style:name="T5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5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53" style:parent-style-name="Standard" style:family="paragraph">
      <style:paragraph-properties fo:line-height="113%"/>
    </style:style>
    <style:style style:name="T5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5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5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57" style:parent-style-name="Standard" style:family="paragraph">
      <style:paragraph-properties fo:line-height="113%"/>
    </style:style>
    <style:style style:name="T5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5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60" style:parent-style-name="Standard" style:family="paragraph">
      <style:paragraph-properties fo:line-height="113%"/>
    </style:style>
    <style:style style:name="T6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6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63" style:parent-style-name="Standard" style:family="paragraph">
      <style:paragraph-properties fo:line-height="113%"/>
    </style:style>
    <style:style style:name="T6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6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66" style:parent-style-name="Standard" style:family="paragraph">
      <style:paragraph-properties fo:line-height="113%"/>
    </style:style>
    <style:style style:name="T6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6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69" style:parent-style-name="Standard" style:family="paragraph">
      <style:paragraph-properties fo:line-height="113%"/>
    </style:style>
    <style:style style:name="T70"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7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72" style:parent-style-name="Standard" style:family="paragraph">
      <style:paragraph-properties fo:line-height="113%"/>
    </style:style>
    <style:style style:name="T7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7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75" style:parent-style-name="Standard" style:family="paragraph">
      <style:paragraph-properties fo:line-height="113%"/>
    </style:style>
    <style:style style:name="T7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7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78" style:parent-style-name="Standard" style:family="paragraph">
      <style:paragraph-properties fo:line-height="113%"/>
    </style:style>
    <style:style style:name="T7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8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81" style:parent-style-name="Standard" style:family="paragraph">
      <style:paragraph-properties fo:line-height="113%"/>
    </style:style>
    <style:style style:name="T8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8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84" style:parent-style-name="Standard" style:family="paragraph">
      <style:paragraph-properties fo:line-height="113%"/>
    </style:style>
    <style:style style:name="T8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8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87" style:parent-style-name="Standard" style:family="paragraph">
      <style:paragraph-properties fo:line-height="113%"/>
    </style:style>
    <style:style style:name="T8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8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90" style:parent-style-name="Standard" style:family="paragraph">
      <style:paragraph-properties fo:line-height="113%"/>
    </style:style>
    <style:style style:name="T9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9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93" style:parent-style-name="Standard" style:family="paragraph">
      <style:paragraph-properties fo:line-height="113%"/>
    </style:style>
    <style:style style:name="T9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9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96" style:parent-style-name="Standard" style:family="paragraph">
      <style:paragraph-properties fo:line-height="113%"/>
    </style:style>
    <style:style style:name="T9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9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99" style:parent-style-name="Standard" style:family="paragraph">
      <style:paragraph-properties fo:line-height="113%"/>
    </style:style>
    <style:style style:name="T100"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0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02" style:parent-style-name="Standard" style:family="paragraph">
      <style:paragraph-properties fo:line-height="113%"/>
    </style:style>
    <style:style style:name="T10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0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05" style:parent-style-name="Standard" style:family="paragraph">
      <style:paragraph-properties fo:margin-bottom="0.0833in" fo:line-height="113%"/>
    </style:style>
    <style:style style:name="T10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0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0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09" style:parent-style-name="Título3" style:family="paragraph">
      <style:paragraph-properties fo:margin-top="0.0833in" fo:margin-bottom="0.0833in" fo:line-height="113%"/>
    </style:style>
    <style:style style:name="T110" style:parent-style-name="Fuentedepárrafopredeter." style:family="text">
      <style:text-properties style:font-name="Google Sans" style:font-name-asian="Google Sans" style:font-name-complex="Google Sans" fo:color="#1B1C1D" fo:font-size="12pt" style:font-size-asian="12pt" style:font-size-complex="12pt"/>
    </style:style>
    <style:style style:name="P111" style:parent-style-name="Standard" style:family="paragraph">
      <style:paragraph-properties fo:margin-bottom="0.0833in" fo:line-height="113%"/>
    </style:style>
    <style:style style:name="T11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13" style:parent-style-name="Standard" style:family="paragraph">
      <style:paragraph-properties fo:line-height="113%"/>
    </style:style>
    <style:style style:name="T11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115" style:parent-style-name="Standard" style:family="paragraph">
      <style:paragraph-properties fo:line-height="113%"/>
    </style:style>
    <style:style style:name="T11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1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18" style:parent-style-name="Standard" style:family="paragraph">
      <style:paragraph-properties fo:line-height="113%"/>
    </style:style>
    <style:style style:name="T11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2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21" style:parent-style-name="Standard" style:family="paragraph">
      <style:paragraph-properties fo:line-height="113%"/>
    </style:style>
    <style:style style:name="T12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2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24" style:parent-style-name="Standard" style:family="paragraph">
      <style:paragraph-properties fo:line-height="113%"/>
    </style:style>
    <style:style style:name="T12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2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27" style:parent-style-name="Standard" style:family="paragraph">
      <style:paragraph-properties fo:line-height="113%"/>
    </style:style>
    <style:style style:name="T12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2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130"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3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32" style:parent-style-name="Standard" style:family="paragraph">
      <style:paragraph-properties fo:line-height="113%"/>
    </style:style>
    <style:style style:name="T13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3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35" style:parent-style-name="Standard" style:family="paragraph">
      <style:paragraph-properties fo:line-height="113%"/>
    </style:style>
    <style:style style:name="T13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3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38" style:parent-style-name="Standard" style:family="paragraph">
      <style:paragraph-properties fo:line-height="113%"/>
    </style:style>
    <style:style style:name="T13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4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41" style:parent-style-name="Standard" style:family="paragraph">
      <style:paragraph-properties fo:line-height="113%"/>
    </style:style>
    <style:style style:name="T14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4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44" style:parent-style-name="Standard" style:family="paragraph">
      <style:paragraph-properties fo:margin-bottom="0.0833in" fo:line-height="113%"/>
    </style:style>
    <style:style style:name="T14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4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47" style:parent-style-name="Título2" style:family="paragraph">
      <style:paragraph-properties fo:margin-top="0.0833in" fo:margin-bottom="0.0833in" fo:line-height="113%"/>
    </style:style>
    <style:style style:name="T148" style:parent-style-name="Fuentedepárrafopredeter." style:family="text">
      <style:text-properties style:font-name="Google Sans" style:font-name-asian="Google Sans" style:font-name-complex="Google Sans" fo:color="#1B1C1D" fo:font-size="15pt" style:font-size-asian="15pt" style:font-size-complex="15pt"/>
    </style:style>
    <style:style style:name="P149" style:parent-style-name="Standard" style:family="paragraph">
      <style:paragraph-properties fo:margin-bottom="0.0833in" fo:line-height="113%"/>
    </style:style>
    <style:style style:name="T15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51" style:parent-style-name="Standard" style:family="paragraph">
      <style:paragraph-properties fo:line-height="113%"/>
    </style:style>
    <style:style style:name="T15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5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54" style:parent-style-name="Standard" style:family="paragraph">
      <style:paragraph-properties fo:line-height="113%"/>
    </style:style>
    <style:style style:name="T15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56" style:parent-style-name="Standard" style:family="paragraph">
      <style:paragraph-properties fo:line-height="113%"/>
    </style:style>
    <style:style style:name="T15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58" style:parent-style-name="Standard" style:family="paragraph">
      <style:paragraph-properties fo:line-height="113%"/>
    </style:style>
    <style:style style:name="T15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60" style:parent-style-name="Standard" style:family="paragraph">
      <style:paragraph-properties fo:line-height="113%"/>
    </style:style>
    <style:style style:name="T16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62" style:parent-style-name="Standard" style:family="paragraph">
      <style:paragraph-properties fo:line-height="113%"/>
    </style:style>
    <style:style style:name="T16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64" style:parent-style-name="Standard" style:family="paragraph">
      <style:paragraph-properties fo:line-height="113%"/>
    </style:style>
    <style:style style:name="T16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66" style:parent-style-name="Standard" style:family="paragraph">
      <style:paragraph-properties fo:line-height="113%"/>
    </style:style>
    <style:style style:name="T16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68" style:parent-style-name="Standard" style:family="paragraph">
      <style:paragraph-properties fo:line-height="113%"/>
    </style:style>
    <style:style style:name="T16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70" style:parent-style-name="Standard" style:family="paragraph">
      <style:paragraph-properties fo:line-height="113%"/>
    </style:style>
    <style:style style:name="T17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72" style:parent-style-name="Standard" style:family="paragraph">
      <style:paragraph-properties fo:line-height="113%"/>
    </style:style>
    <style:style style:name="T17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74" style:parent-style-name="Standard" style:family="paragraph">
      <style:paragraph-properties fo:line-height="113%"/>
    </style:style>
    <style:style style:name="T17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76" style:parent-style-name="Standard" style:family="paragraph">
      <style:paragraph-properties fo:line-height="113%"/>
    </style:style>
    <style:style style:name="T17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78" style:parent-style-name="Standard" style:family="paragraph">
      <style:paragraph-properties fo:line-height="113%"/>
    </style:style>
    <style:style style:name="T17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80" style:parent-style-name="Standard" style:family="paragraph">
      <style:paragraph-properties fo:line-height="113%"/>
    </style:style>
    <style:style style:name="T18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82" style:parent-style-name="Standard" style:family="paragraph">
      <style:paragraph-properties fo:line-height="113%"/>
    </style:style>
    <style:style style:name="T18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8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85" style:parent-style-name="Standard" style:family="paragraph">
      <style:paragraph-properties fo:line-height="113%"/>
    </style:style>
    <style:style style:name="T18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87" style:parent-style-name="Standard" style:family="paragraph">
      <style:paragraph-properties fo:line-height="113%"/>
    </style:style>
    <style:style style:name="T18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89" style:parent-style-name="Standard" style:family="paragraph">
      <style:paragraph-properties fo:line-height="113%"/>
    </style:style>
    <style:style style:name="T19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91" style:parent-style-name="Standard" style:family="paragraph">
      <style:paragraph-properties fo:line-height="113%"/>
    </style:style>
    <style:style style:name="T19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19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94" style:parent-style-name="Standard" style:family="paragraph">
      <style:paragraph-properties fo:line-height="113%"/>
    </style:style>
    <style:style style:name="T19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96" style:parent-style-name="Standard" style:family="paragraph">
      <style:paragraph-properties fo:line-height="113%"/>
    </style:style>
    <style:style style:name="T19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198" style:parent-style-name="Standard" style:family="paragraph">
      <style:paragraph-properties fo:line-height="113%"/>
    </style:style>
    <style:style style:name="T19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00" style:parent-style-name="Standard" style:family="paragraph">
      <style:paragraph-properties fo:line-height="113%"/>
    </style:style>
    <style:style style:name="T20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02" style:parent-style-name="Standard" style:family="paragraph">
      <style:paragraph-properties fo:line-height="113%"/>
    </style:style>
    <style:style style:name="T20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20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05" style:parent-style-name="Standard" style:family="paragraph">
      <style:paragraph-properties fo:line-height="113%"/>
    </style:style>
    <style:style style:name="T20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07" style:parent-style-name="Standard" style:family="paragraph">
      <style:paragraph-properties fo:margin-bottom="0.0833in" fo:line-height="113%"/>
    </style:style>
    <style:style style:name="T20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09" style:parent-style-name="Título2" style:family="paragraph">
      <style:paragraph-properties fo:margin-top="0.0833in" fo:margin-bottom="0.0833in" fo:line-height="113%"/>
    </style:style>
    <style:style style:name="T210" style:parent-style-name="Fuentedepárrafopredeter." style:family="text">
      <style:text-properties style:font-name="Google Sans" style:font-name-asian="Google Sans" style:font-name-complex="Google Sans" fo:color="#1B1C1D" fo:font-size="15pt" style:font-size-asian="15pt" style:font-size-complex="15pt"/>
    </style:style>
    <style:style style:name="P211" style:parent-style-name="Standard" style:family="paragraph">
      <style:paragraph-properties fo:margin-bottom="0.0833in" fo:line-height="113%"/>
    </style:style>
    <style:style style:name="T21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21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21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15" style:parent-style-name="Standard" style:family="paragraph">
      <style:paragraph-properties fo:line-height="113%"/>
    </style:style>
    <style:style style:name="T21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21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18" style:parent-style-name="Standard" style:family="paragraph">
      <style:paragraph-properties fo:line-height="113%"/>
    </style:style>
    <style:style style:name="T21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20" style:parent-style-name="Standard" style:family="paragraph">
      <style:paragraph-properties fo:line-height="113%"/>
    </style:style>
    <style:style style:name="T22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22" style:parent-style-name="Standard" style:family="paragraph">
      <style:paragraph-properties fo:line-height="113%"/>
    </style:style>
    <style:style style:name="T22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24" style:parent-style-name="Standard" style:family="paragraph">
      <style:paragraph-properties fo:line-height="113%"/>
    </style:style>
    <style:style style:name="T22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26" style:parent-style-name="Standard" style:family="paragraph">
      <style:paragraph-properties fo:line-height="113%"/>
    </style:style>
    <style:style style:name="T22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22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29" style:parent-style-name="Standard" style:family="paragraph">
      <style:paragraph-properties fo:line-height="113%"/>
    </style:style>
    <style:style style:name="T23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31" style:parent-style-name="Standard" style:family="paragraph">
      <style:paragraph-properties fo:line-height="113%"/>
    </style:style>
    <style:style style:name="T23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23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34" style:parent-style-name="Standard" style:family="paragraph">
      <style:paragraph-properties fo:line-height="113%"/>
    </style:style>
    <style:style style:name="T23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36" style:parent-style-name="Standard" style:family="paragraph">
      <style:paragraph-properties fo:line-height="113%"/>
    </style:style>
    <style:style style:name="T23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38" style:parent-style-name="Standard" style:family="paragraph">
      <style:paragraph-properties fo:line-height="113%"/>
    </style:style>
    <style:style style:name="T23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40" style:parent-style-name="Standard" style:family="paragraph">
      <style:paragraph-properties fo:line-height="113%"/>
    </style:style>
    <style:style style:name="T24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42" style:parent-style-name="Standard" style:family="paragraph">
      <style:paragraph-properties fo:line-height="113%"/>
    </style:style>
    <style:style style:name="T24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44" style:parent-style-name="Standard" style:family="paragraph">
      <style:paragraph-properties fo:line-height="113%"/>
    </style:style>
    <style:style style:name="T24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46" style:parent-style-name="Standard" style:family="paragraph">
      <style:paragraph-properties fo:line-height="113%"/>
    </style:style>
    <style:style style:name="T24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48" style:parent-style-name="Standard" style:family="paragraph">
      <style:paragraph-properties fo:line-height="113%"/>
    </style:style>
    <style:style style:name="T24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50" style:parent-style-name="Standard" style:family="paragraph">
      <style:paragraph-properties fo:line-height="113%"/>
    </style:style>
    <style:style style:name="T25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52" style:parent-style-name="Standard" style:family="paragraph">
      <style:paragraph-properties fo:line-height="113%"/>
    </style:style>
    <style:style style:name="T25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25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55" style:parent-style-name="Standard" style:family="paragraph">
      <style:paragraph-properties fo:margin-bottom="0.0833in" fo:line-height="113%"/>
    </style:style>
    <style:style style:name="T25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57" style:parent-style-name="Título2" style:family="paragraph">
      <style:paragraph-properties fo:margin-top="0.0833in" fo:margin-bottom="0.0833in" fo:line-height="113%"/>
    </style:style>
    <style:style style:name="T258" style:parent-style-name="Fuentedepárrafopredeter." style:family="text">
      <style:text-properties style:font-name="Google Sans" style:font-name-asian="Google Sans" style:font-name-complex="Google Sans" fo:color="#1B1C1D" fo:font-size="15pt" style:font-size-asian="15pt" style:font-size-complex="15pt"/>
    </style:style>
    <style:style style:name="P259" style:parent-style-name="Título3" style:family="paragraph">
      <style:paragraph-properties fo:margin-top="0in" fo:margin-bottom="0.0833in" fo:line-height="113%"/>
    </style:style>
    <style:style style:name="T260" style:parent-style-name="Fuentedepárrafopredeter." style:family="text">
      <style:text-properties style:font-name="Google Sans" style:font-name-asian="Google Sans" style:font-name-complex="Google Sans" fo:color="#1B1C1D" fo:font-size="12pt" style:font-size-asian="12pt" style:font-size-complex="12pt"/>
    </style:style>
    <style:style style:name="P261" style:parent-style-name="Standard" style:family="paragraph">
      <style:paragraph-properties fo:margin-bottom="0.0833in" fo:line-height="113%"/>
    </style:style>
    <style:style style:name="T26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63" style:parent-style-name="Standard" style:family="paragraph">
      <style:paragraph-properties fo:line-height="113%"/>
    </style:style>
    <style:style style:name="T26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26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66" style:parent-style-name="Standard" style:family="paragraph">
      <style:paragraph-properties fo:line-height="113%"/>
    </style:style>
    <style:style style:name="T26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268" style:parent-style-name="Fuentedepárrafopredeter." style:family="text">
      <style:text-properties fo:color="#000000"/>
    </style:style>
    <style:style style:name="T26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27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27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27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27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27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27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27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77" style:parent-style-name="Standard" style:family="paragraph">
      <style:paragraph-properties fo:line-height="113%"/>
    </style:style>
    <style:style style:name="T27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27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80" style:parent-style-name="Standard" style:family="paragraph">
      <style:paragraph-properties fo:margin-bottom="0.0833in" fo:line-height="113%"/>
    </style:style>
    <style:style style:name="T28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28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83" style:parent-style-name="Título3" style:family="paragraph">
      <style:paragraph-properties fo:margin-top="0.0833in" fo:margin-bottom="0.0833in" fo:line-height="113%"/>
    </style:style>
    <style:style style:name="T284" style:parent-style-name="Fuentedepárrafopredeter." style:family="text">
      <style:text-properties style:font-name="Google Sans" style:font-name-asian="Google Sans" style:font-name-complex="Google Sans" fo:color="#1B1C1D" fo:font-size="12pt" style:font-size-asian="12pt" style:font-size-complex="12pt"/>
    </style:style>
    <style:style style:name="P285" style:parent-style-name="Standard" style:family="paragraph">
      <style:paragraph-properties fo:margin-bottom="0.0833in" fo:line-height="113%"/>
    </style:style>
    <style:style style:name="T28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87" style:parent-style-name="Standard" style:family="paragraph">
      <style:paragraph-properties fo:line-height="113%"/>
    </style:style>
    <style:style style:name="T28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289" style:parent-style-name="Standard" style:family="paragraph">
      <style:paragraph-properties fo:line-height="113%"/>
    </style:style>
    <style:style style:name="T29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91" style:parent-style-name="Standard" style:family="paragraph">
      <style:paragraph-properties fo:line-height="113%"/>
    </style:style>
    <style:style style:name="T29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93" style:parent-style-name="Standard" style:family="paragraph">
      <style:paragraph-properties fo:line-height="113%"/>
    </style:style>
    <style:style style:name="T29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95" style:parent-style-name="Standard" style:family="paragraph">
      <style:paragraph-properties fo:line-height="113%"/>
    </style:style>
    <style:style style:name="T29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297" style:parent-style-name="Standard" style:family="paragraph">
      <style:paragraph-properties fo:line-height="113%"/>
    </style:style>
    <style:style style:name="T29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299" style:parent-style-name="Standard" style:family="paragraph">
      <style:paragraph-properties fo:line-height="113%"/>
    </style:style>
    <style:style style:name="T30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01" style:parent-style-name="Standard" style:family="paragraph">
      <style:paragraph-properties fo:margin-bottom="0.0833in" fo:line-height="113%"/>
    </style:style>
    <style:style style:name="T30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03" style:parent-style-name="Título3" style:family="paragraph">
      <style:paragraph-properties fo:margin-top="0.0833in" fo:margin-bottom="0.0833in" fo:line-height="113%"/>
    </style:style>
    <style:style style:name="T304" style:parent-style-name="Fuentedepárrafopredeter." style:family="text">
      <style:text-properties style:font-name="Google Sans" style:font-name-asian="Google Sans" style:font-name-complex="Google Sans" fo:color="#1B1C1D" fo:font-size="12pt" style:font-size-asian="12pt" style:font-size-complex="12pt"/>
    </style:style>
    <style:style style:name="P305" style:parent-style-name="Standard" style:family="paragraph">
      <style:paragraph-properties fo:margin-bottom="0.0833in" fo:line-height="113%"/>
    </style:style>
    <style:style style:name="T30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07" style:parent-style-name="Standard" style:family="paragraph">
      <style:paragraph-properties fo:line-height="113%"/>
    </style:style>
    <style:style style:name="T30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09" style:parent-style-name="Standard" style:family="paragraph">
      <style:paragraph-properties fo:line-height="113%"/>
    </style:style>
    <style:style style:name="T31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11" style:parent-style-name="Standard" style:family="paragraph">
      <style:paragraph-properties fo:line-height="113%"/>
    </style:style>
    <style:style style:name="T31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13" style:parent-style-name="Standard" style:family="paragraph">
      <style:paragraph-properties fo:line-height="113%"/>
    </style:style>
    <style:style style:name="T31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15" style:parent-style-name="Standard" style:family="paragraph">
      <style:paragraph-properties fo:line-height="113%"/>
    </style:style>
    <style:style style:name="T31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17" style:parent-style-name="Standard" style:family="paragraph">
      <style:paragraph-properties fo:line-height="113%"/>
    </style:style>
    <style:style style:name="T31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19" style:parent-style-name="Standard" style:family="paragraph">
      <style:paragraph-properties fo:line-height="113%"/>
    </style:style>
    <style:style style:name="T32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21" style:parent-style-name="Standard" style:family="paragraph">
      <style:paragraph-properties fo:line-height="113%"/>
    </style:style>
    <style:style style:name="T32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23" style:parent-style-name="Standard" style:family="paragraph">
      <style:paragraph-properties fo:line-height="113%"/>
    </style:style>
    <style:style style:name="T32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25" style:parent-style-name="Standard" style:family="paragraph">
      <style:paragraph-properties fo:line-height="113%"/>
    </style:style>
    <style:style style:name="T32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27" style:parent-style-name="Standard" style:family="paragraph">
      <style:paragraph-properties fo:line-height="113%"/>
    </style:style>
    <style:style style:name="T32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29" style:parent-style-name="Standard" style:family="paragraph">
      <style:paragraph-properties fo:line-height="113%"/>
    </style:style>
    <style:style style:name="T33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31" style:parent-style-name="Standard" style:family="paragraph">
      <style:paragraph-properties fo:line-height="113%"/>
    </style:style>
    <style:style style:name="T33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33" style:parent-style-name="Standard" style:family="paragraph">
      <style:paragraph-properties fo:margin-bottom="0.0833in" fo:line-height="113%"/>
    </style:style>
    <style:style style:name="T33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35" style:parent-style-name="Título2" style:family="paragraph">
      <style:paragraph-properties fo:margin-top="0.0833in" fo:margin-bottom="0.0833in" fo:line-height="113%"/>
    </style:style>
    <style:style style:name="T336" style:parent-style-name="Fuentedepárrafopredeter." style:family="text">
      <style:text-properties style:font-name="Google Sans" style:font-name-asian="Google Sans" style:font-name-complex="Google Sans" fo:color="#1B1C1D" fo:font-size="15pt" style:font-size-asian="15pt" style:font-size-complex="15pt"/>
    </style:style>
    <style:style style:name="P337" style:parent-style-name="Standard" style:family="paragraph">
      <style:paragraph-properties fo:margin-bottom="0.0833in" fo:line-height="113%"/>
    </style:style>
    <style:style style:name="T33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39" style:parent-style-name="Standard" style:family="paragraph">
      <style:paragraph-properties fo:line-height="113%"/>
    </style:style>
    <style:style style:name="T340"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341" style:parent-style-name="Standard" style:family="paragraph">
      <style:paragraph-properties fo:line-height="113%"/>
    </style:style>
    <style:style style:name="T34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43" style:parent-style-name="Standard" style:family="paragraph">
      <style:paragraph-properties fo:line-height="113%"/>
    </style:style>
    <style:style style:name="T34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45" style:parent-style-name="Standard" style:family="paragraph">
      <style:paragraph-properties fo:line-height="113%"/>
    </style:style>
    <style:style style:name="T34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47" style:parent-style-name="Standard" style:family="paragraph">
      <style:paragraph-properties fo:line-height="113%"/>
    </style:style>
    <style:style style:name="T34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49" style:parent-style-name="Standard" style:family="paragraph">
      <style:paragraph-properties fo:line-height="113%"/>
    </style:style>
    <style:style style:name="T35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51" style:parent-style-name="Standard" style:family="paragraph">
      <style:paragraph-properties fo:line-height="113%"/>
    </style:style>
    <style:style style:name="T35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35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54" style:parent-style-name="Standard" style:family="paragraph">
      <style:paragraph-properties fo:line-height="113%"/>
    </style:style>
    <style:style style:name="T35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5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57" style:parent-style-name="Standard" style:family="paragraph">
      <style:paragraph-properties fo:line-height="113%"/>
    </style:style>
    <style:style style:name="T35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359" style:parent-style-name="Standard" style:family="paragraph">
      <style:paragraph-properties fo:line-height="113%"/>
    </style:style>
    <style:style style:name="T360"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6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62" style:parent-style-name="Standard" style:family="paragraph">
      <style:paragraph-properties fo:line-height="113%"/>
    </style:style>
    <style:style style:name="T36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6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65" style:parent-style-name="Standard" style:family="paragraph">
      <style:paragraph-properties fo:line-height="113%"/>
    </style:style>
    <style:style style:name="T36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6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68" style:parent-style-name="Standard" style:family="paragraph">
      <style:paragraph-properties fo:line-height="113%"/>
    </style:style>
    <style:style style:name="T36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7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371" style:parent-style-name="Fuentedepárrafopredeter." style:family="text">
      <style:text-properties style:font-name="Google Sans Text" style:font-name-asian="Google Sans Text" style:font-name-complex="Google Sans Text" fo:font-style="italic" style:font-style-asian="italic" fo:color="#1B1C1D" fo:font-size="12pt" style:font-size-asian="12pt" style:font-size-complex="12pt"/>
    </style:style>
    <style:style style:name="T37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73" style:parent-style-name="Standard" style:family="paragraph">
      <style:paragraph-properties fo:line-height="113%"/>
    </style:style>
    <style:style style:name="T37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7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76" style:parent-style-name="Standard" style:family="paragraph">
      <style:paragraph-properties fo:line-height="113%"/>
    </style:style>
    <style:style style:name="T377"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7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37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8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81" style:parent-style-name="Standard" style:family="paragraph">
      <style:paragraph-properties fo:line-height="113%"/>
    </style:style>
    <style:style style:name="T38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8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84" style:parent-style-name="Standard" style:family="paragraph">
      <style:paragraph-properties fo:line-height="113%"/>
    </style:style>
    <style:style style:name="T38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8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87" style:parent-style-name="Standard" style:family="paragraph">
      <style:paragraph-properties fo:line-height="113%"/>
    </style:style>
    <style:style style:name="T38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8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90" style:parent-style-name="Standard" style:family="paragraph">
      <style:paragraph-properties fo:line-height="113%"/>
    </style:style>
    <style:style style:name="T39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9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39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9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95" style:parent-style-name="Standard" style:family="paragraph">
      <style:paragraph-properties fo:line-height="113%"/>
    </style:style>
    <style:style style:name="T39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39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398" style:parent-style-name="Standard" style:family="paragraph">
      <style:paragraph-properties fo:line-height="113%"/>
    </style:style>
    <style:style style:name="T39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40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40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02" style:parent-style-name="Standard" style:family="paragraph">
      <style:paragraph-properties fo:line-height="113%"/>
    </style:style>
    <style:style style:name="T40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40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05" style:parent-style-name="Standard" style:family="paragraph">
      <style:paragraph-properties fo:margin-bottom="0.0833in" fo:line-height="113%"/>
    </style:style>
    <style:style style:name="T40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40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08" style:parent-style-name="Título2" style:family="paragraph">
      <style:paragraph-properties fo:margin-top="0.0833in" fo:margin-bottom="0.0833in" fo:line-height="113%"/>
    </style:style>
    <style:style style:name="T409" style:parent-style-name="Fuentedepárrafopredeter." style:family="text">
      <style:text-properties style:font-name="Google Sans" style:font-name-asian="Google Sans" style:font-name-complex="Google Sans" fo:color="#1B1C1D" fo:font-size="15pt" style:font-size-asian="15pt" style:font-size-complex="15pt"/>
    </style:style>
    <style:style style:name="P410" style:parent-style-name="Standard" style:family="paragraph">
      <style:paragraph-properties fo:margin-bottom="0.0833in" fo:line-height="113%"/>
    </style:style>
    <style:style style:name="T41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41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41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14" style:parent-style-name="Standard" style:family="paragraph">
      <style:paragraph-properties fo:line-height="113%"/>
    </style:style>
    <style:style style:name="T415"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416" style:parent-style-name="Standard" style:family="paragraph">
      <style:paragraph-properties fo:line-height="113%"/>
    </style:style>
    <style:style style:name="T41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18" style:parent-style-name="Standard" style:family="paragraph">
      <style:paragraph-properties fo:line-height="113%"/>
    </style:style>
    <style:style style:name="T41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20" style:parent-style-name="Standard" style:family="paragraph">
      <style:paragraph-properties fo:line-height="113%"/>
    </style:style>
    <style:style style:name="T421"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422" style:parent-style-name="Standard" style:family="paragraph">
      <style:paragraph-properties fo:line-height="113%"/>
    </style:style>
    <style:style style:name="T42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24" style:parent-style-name="Standard" style:family="paragraph">
      <style:paragraph-properties fo:line-height="113%"/>
    </style:style>
    <style:style style:name="T42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26" style:parent-style-name="Standard" style:family="paragraph">
      <style:paragraph-properties fo:line-height="113%"/>
    </style:style>
    <style:style style:name="T42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28" style:parent-style-name="Standard" style:family="paragraph">
      <style:paragraph-properties fo:line-height="113%"/>
    </style:style>
    <style:style style:name="T42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30" style:parent-style-name="Standard" style:family="paragraph">
      <style:paragraph-properties fo:line-height="113%"/>
    </style:style>
    <style:style style:name="T43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32" style:parent-style-name="Standard" style:family="paragraph">
      <style:paragraph-properties fo:line-height="113%"/>
    </style:style>
    <style:style style:name="T43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34" style:parent-style-name="Standard" style:family="paragraph">
      <style:paragraph-properties fo:margin-bottom="0.0833in" fo:line-height="113%"/>
    </style:style>
    <style:style style:name="T43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36" style:parent-style-name="Título2" style:family="paragraph">
      <style:paragraph-properties fo:margin-top="0.0833in" fo:margin-bottom="0.0833in" fo:line-height="113%"/>
    </style:style>
    <style:style style:name="T437" style:parent-style-name="Fuentedepárrafopredeter." style:family="text">
      <style:text-properties style:font-name="Google Sans" style:font-name-asian="Google Sans" style:font-name-complex="Google Sans" fo:color="#1B1C1D" fo:font-size="15pt" style:font-size-asian="15pt" style:font-size-complex="15pt"/>
    </style:style>
    <style:style style:name="P438" style:parent-style-name="Standard" style:family="paragraph">
      <style:paragraph-properties fo:margin-bottom="0.0833in" fo:line-height="113%"/>
    </style:style>
    <style:style style:name="T43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440"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44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42" style:parent-style-name="Standard" style:family="paragraph">
      <style:paragraph-properties fo:line-height="113%"/>
    </style:style>
    <style:style style:name="T443"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444" style:parent-style-name="Standard" style:family="paragraph">
      <style:paragraph-properties fo:line-height="113%"/>
    </style:style>
    <style:style style:name="T445"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46" style:parent-style-name="Standard" style:family="paragraph">
      <style:paragraph-properties fo:line-height="113%"/>
    </style:style>
    <style:style style:name="T44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48" style:parent-style-name="Standard" style:family="paragraph">
      <style:paragraph-properties fo:line-height="113%"/>
    </style:style>
    <style:style style:name="T449"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450" style:parent-style-name="Standard" style:family="paragraph">
      <style:paragraph-properties fo:line-height="113%"/>
    </style:style>
    <style:style style:name="T451"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45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53" style:parent-style-name="Standard" style:family="paragraph">
      <style:paragraph-properties fo:line-height="113%"/>
    </style:style>
    <style:style style:name="T45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455" style:parent-style-name="Standard" style:family="paragraph">
      <style:paragraph-properties fo:line-height="113%"/>
    </style:style>
    <style:style style:name="T456"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57" style:parent-style-name="Standard" style:family="paragraph">
      <style:paragraph-properties fo:line-height="113%"/>
    </style:style>
    <style:style style:name="T45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59" style:parent-style-name="Standard" style:family="paragraph">
      <style:paragraph-properties fo:line-height="113%"/>
    </style:style>
    <style:style style:name="T460"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461" style:parent-style-name="Standard" style:family="paragraph">
      <style:paragraph-properties fo:line-height="113%"/>
    </style:style>
    <style:style style:name="T462"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63" style:parent-style-name="Standard" style:family="paragraph">
      <style:paragraph-properties fo:line-height="113%"/>
    </style:style>
    <style:style style:name="T464"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65" style:parent-style-name="Standard" style:family="paragraph">
      <style:paragraph-properties fo:line-height="113%"/>
    </style:style>
    <style:style style:name="T466"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P467" style:parent-style-name="Standard" style:family="paragraph">
      <style:paragraph-properties fo:line-height="113%"/>
    </style:style>
    <style:style style:name="T468"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69" style:parent-style-name="Standard" style:family="paragraph">
      <style:paragraph-properties fo:line-height="113%"/>
    </style:style>
    <style:style style:name="T470"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71" style:parent-style-name="Standard" style:family="paragraph">
      <style:paragraph-properties fo:margin-bottom="0.0833in" fo:line-height="113%"/>
    </style:style>
    <style:style style:name="T472"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473"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74" style:parent-style-name="Título2" style:family="paragraph">
      <style:paragraph-properties fo:margin-top="0.0833in" fo:margin-bottom="0.0833in" fo:line-height="113%"/>
    </style:style>
    <style:style style:name="T475" style:parent-style-name="Fuentedepárrafopredeter." style:family="text">
      <style:text-properties style:font-name="Google Sans" style:font-name-asian="Google Sans" style:font-name-complex="Google Sans" fo:color="#1B1C1D" fo:font-size="15pt" style:font-size-asian="15pt" style:font-size-complex="15pt"/>
    </style:style>
    <style:style style:name="P476" style:parent-style-name="Standard" style:family="paragraph">
      <style:paragraph-properties fo:margin-bottom="0.1666in" fo:line-height="113%"/>
    </style:style>
    <style:style style:name="T477"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T478"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style:style>
    <style:style style:name="T479" style:parent-style-name="Fuentedepárrafopredeter." style:family="text">
      <style:text-properties style:font-name="Google Sans Text" style:font-name-asian="Google Sans Text" style:font-name-complex="Google Sans Text" fo:color="#1B1C1D" fo:font-size="12pt" style:font-size-asian="12pt" style:font-size-complex="12pt"/>
    </style:style>
    <style:style style:name="P480" style:parent-style-name="Standard" style:family="paragraph">
      <style:paragraph-properties fo:margin-bottom="0.1666in" fo:line-height="113%"/>
    </style:style>
    <style:style style:name="T481"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P482" style:parent-style-name="Standard" style:family="paragraph">
      <style:paragraph-properties fo:margin-bottom="0.1666in" fo:line-height="113%"/>
    </style:style>
    <style:style style:name="T483"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style:style style:name="T484" style:parent-style-name="Fuentedepárrafopredeter." style:family="text">
      <style:text-properties style:font-name="Google Sans Text" style:font-name-asian="Google Sans Text" style:font-name-complex="Google Sans Text" fo:font-weight="bold" style:font-weight-asian="bold" fo:color="#1B1C1D" fo:font-size="12pt" style:font-size-asian="12pt" style:font-size-complex="12pt" fo:language="es" fo:country="AR"/>
    </style:style>
    <style:style style:name="T485" style:parent-style-name="Fuentedepárrafopredeter." style:family="text">
      <style:text-properties style:font-name="Google Sans Text" style:font-name-asian="Google Sans Text" style:font-name-complex="Google Sans Text" fo:color="#1B1C1D" fo:font-size="12pt" style:font-size-asian="12pt" style:font-size-complex="12pt" fo:language="es" fo:country="AR"/>
    </style:style>
  </office:automatic-styles>
  <office:body>
    <office:text text:use-soft-page-breaks="true">
      <text:h text:style-name="P1" text:outline-level="1"><text:span text:style-name="T2">Presentación del Proyecto: Simulador de Colectivos Urbanos - Incremento 1</text:span></text:h>
      <text:p text:style-name="P3"><text:span text:style-name="T4">Desarrollador: MiyoBran</text:span></text:p>
      <text:p text:style-name="P5"><text:span text:style-name="T6">Fecha: 2025-06-05</text:span></text:p>
      <text:h text:style-name="P7" text:outline-level="2"><text:span text:style-name="T8">1. Introducción</text:span></text:h>
      <text:p text:style-name="P9"><text:span text:style-name="T10">El presente documento detalla el desarrollo del<text:s/></text:span><text:span text:style-name="T11">"Simulador de Colectivos Urbanos"</text:span><text:span text:style-name="T12">, un sistema implementado en Java con Maven, diseñado para simular el funcionamiento de líneas de colectivos, el movimiento de pasajeros y la interacción entre ambos en un entorno urbano. Este proyecto se estructura en entregas incrementales, siendo esta presentación la correspondiente al<text:s/></text:span><text:span text:style-name="T13">Incremento 1</text:span><text:span text:style-name="T14">.</text:span></text:p>
      <text:p text:style-name="P15"><text:span text:style-name="T16">El objetivo de este primer incremento ha sido establecer una base sólida para la simulación, implementando la carga de datos iniciales, la generación de pasajeros y la simulación básica de un único recorrido para cada colectivo, visualizando su paso por paradas y la interacción con los pasajeros.</text:span></text:p>
      <text:h text:style-name="P17" text:outline-level="2"><text:span text:style-name="T18">2. Planteo del Problema</text:span></text:h>
      <text:p text:style-name="P19"><text:span text:style-name="T20">El problema central a abordar es la<text:s/></text:span><text:span text:style-name="T21">simulación del transporte público urbano</text:span><text:span text:style-name="T22"><text:s/>para una ciudad (en este caso, Puerto Madryn). Esto implica modelar entidades como líneas de colectivos con sus recorridos definidos, paradas específicas, y el comportamiento de pasajeros que desean trasladarse entre puntos de la ciudad.</text:span></text:p>
      <text:p text:style-name="P23"><text:span text:style-name="T24">Para el<text:s/></text:span><text:span text:style-name="T25">Incremento 1</text:span><text:span text:style-name="T26">, el problema se enfoca en:</text:span></text:p>
      <text:list text:style-name="WWNum1">
        <text:list-item>
          <text:p text:style-name="P27"><text:span text:style-name="T28">Cargar la topología de la red de colectivos (líneas y paradas) desde archivos de texto.</text:span></text:p>
        </text:list-item>
        <text:list-item>
          <text:p text:style-name="P29"><text:span text:style-name="T30">Generar un número determinado de pasajeros y distribuirlos en las paradas.</text:span></text:p>
        </text:list-item>
        <text:list-item>
          <text:p text:style-name="P31"><text:span text:style-name="T32">Poner en funcionamiento un colectivo por cada línea cargada.</text:span></text:p>
        </text:list-item>
        <text:list-item>
          <text:p text:style-name="P33"><text:span text:style-name="T34">Simular el avance de cada colectivo a lo largo de un único recorrido completo.</text:span></text:p>
        </text:list-item>
        <text:list-item>
          <text:p text:style-name="P35"><text:span text:style-name="T36">Visualizar en consola los eventos clave: el paso de los colectivos por cada parada, y la subida/bajada de pasajeros.</text:span></text:p>
        </text:list-item>
      </text:list>
      <text:h text:style-name="P37" text:outline-level="2"><text:span text:style-name="T38">3. Análisis de las Estructuras Seleccionadas</text:span></text:h>
      <text:p text:style-name="P39"><text:span text:style-name="T40">El proyecto adopta un<text:s/></text:span><text:span text:style-name="T41">enfoque híbrido</text:span><text:span text:style-name="T42"><text:s/>para la selección e implementación de Tipos Abstractos de Datos (TADs) y sus estructuras subyacentes, combinando la robustez de las colecciones del<text:s/></text:span><text:span text:style-name="T43">Java Collections Framework</text:span><text:span text:style-name="T44"><text:s/>(java.util) con la especialización de la librería net.datastructures proporcionada por la cátedra.</text:span></text:p>
      <text:h text:style-name="P45" text:outline-level="3"><text:span text:style-name="T46">Estructuras de Datos Utilizadas en el Incremento 1:</text:span></text:h>
      <text:list text:style-name="WWNum18">
        <text:list-item text:start-value="1">
          <text:p text:style-name="P47"><text:span text:style-name="T48">Map&lt;String, Parada&gt; y Map&lt;String, Linea&gt; en LectorArchivos</text:span><text:span text:style-name="T49">:</text:span></text:p>
        </text:list-item>
      </text:list>
      <text:list text:style-name="WWNum35" text:continue-numbering="true">
        <text:list-item>
          <text:list>
            <text:list-item>
              <text:p text:style-name="P50"><text:span text:style-name="T51">Implementación:</text:span><text:span text:style-name="T52"><text:s/>java.util.HashMap.</text:span></text:p>
            </text:list-item>
            <text:list-item>
              <text:p text:style-name="P53"><text:span text:style-name="T54">Decisión:</text:span><text:span text:style-name="T55"><text:s/>Se utilizó HashMap para almacenar todas las Paradas y Líneas cargadas desde los<text:s/></text:span><text:soft-page-break/><text:span text:style-name="T56">archivos. La clave es el String que representa el ID de la parada o la combinación de ID y nombre de la línea.</text:span></text:p>
            </text:list-item>
            <text:list-item>
              <text:p text:style-name="P57"><text:span text:style-name="T58">Justificación:</text:span><text:span text:style-name="T59"><text:s/>HashMap ofrece un rendimiento promedio de O(1) (constante) para operaciones de inserción, búsqueda y eliminación (acceso por clave). Esto es ideal para una recuperación rápida de paradas o líneas por su ID único, lo cual es la operación más frecuente en la carga de datos y al buscar referencias en la lógica de simulación. Es una implementación estándar y muy eficiente en Java.</text:span></text:p>
            </text:list-item>
            <text:list-item>
              <text:p text:style-name="P60"><text:span text:style-name="T61">Alternativas Consideradas (para I1):</text:span><text:span text:style-name="T62"><text:s/>java.util.TreeMap. Descartado para I1 porque su rendimiento es O(logn), y aunque para el tamaño de datos actual la diferencia es mínima, no se necesitaba el ordenamiento intrínseco de claves que TreeMap ofrece.</text:span></text:p>
            </text:list-item>
          </text:list>
        </text:list-item>
      </text:list>
      <text:list text:style-name="WWNum18" text:continue-numbering="true">
        <text:list-item>
          <text:p text:style-name="P63"><text:span text:style-name="T64">List&lt;Parada&gt; en Linea.recorrido</text:span><text:span text:style-name="T65">:</text:span></text:p>
        </text:list-item>
      </text:list>
      <text:list text:style-name="WWNum45" text:continue-numbering="true">
        <text:list-item>
          <text:list>
            <text:list-item>
              <text:p text:style-name="P66"><text:span text:style-name="T67">Implementación:</text:span><text:span text:style-name="T68"><text:s/>java.util.ArrayList.</text:span></text:p>
            </text:list-item>
            <text:list-item>
              <text:p text:style-name="P69"><text:span text:style-name="T70">Decisión:</text:span><text:span text:style-name="T71"><text:s/>Para representar la secuencia ordenada de paradas que componen el recorrido de una línea.</text:span></text:p>
            </text:list-item>
            <text:list-item>
              <text:p text:style-name="P72"><text:span text:style-name="T73">Justificación:</text:span><text:span text:style-name="T74"><text:s/>ArrayList proporciona un acceso O(1) a elementos por índice (ej., linea.getParadaPorIndice(i)) y es eficiente para agregar elementos al final (agregarParadaAlRecorrido()). Dado que las paradas en un recorrido tienen un orden fijo y se accede frecuentemente a la parada actual o la siguiente por su posición, ArrayList es la elección óptima.</text:span></text:p>
            </text:list-item>
            <text:list-item>
              <text:p text:style-name="P75"><text:span text:style-name="T76">Alternativas Consideradas (para I1):</text:span><text:span text:style-name="T77"><text:s/>java.util.LinkedList. Descartado porque el acceso por índice en LinkedList es O(n), lo que sería menos eficiente para las operaciones de avance del colectivo.</text:span></text:p>
            </text:list-item>
          </text:list>
        </text:list-item>
      </text:list>
      <text:list text:style-name="WWNum18" text:continue-numbering="true">
        <text:list-item>
          <text:p text:style-name="P78"><text:span text:style-name="T79">List&lt;Pasajero&gt; en Colectivo.pasajerosABordo</text:span><text:span text:style-name="T80">:</text:span></text:p>
        </text:list-item>
      </text:list>
      <text:list text:style-name="WWNum46" text:continue-numbering="true">
        <text:list-item>
          <text:list>
            <text:list-item>
              <text:p text:style-name="P81"><text:span text:style-name="T82">Implementación:</text:span><text:span text:style-name="T83"><text:s/>java.util.ArrayList.</text:span></text:p>
            </text:list-item>
            <text:list-item>
              <text:p text:style-name="P84"><text:span text:style-name="T85">Decisión:</text:span><text:span text:style-name="T86"><text:s/>Para gestionar los pasajeros que están actualmente a bordo de un colectivo.</text:span></text:p>
            </text:list-item>
            <text:list-item>
              <text:p text:style-name="P87"><text:span text:style-name="T88">Justificación:</text:span><text:span text:style-name="T89"><text:s/>Similar a Linea.recorrido, ArrayList permite agregar y remover pasajeros eficientemente. Aunque la remoción por objeto es O(n), para el número típico de pasajeros a bordo no es una penalización significativa.</text:span></text:p>
            </text:list-item>
            <text:list-item>
              <text:p text:style-name="P90"><text:span text:style-name="T91">Alternativas Consideradas (para I1):</text:span><text:span text:style-name="T92"><text:s/>No se consideraron alternativas significativas, ya que ArrayList es la opción más directa y eficiente para este caso.</text:span></text:p>
            </text:list-item>
          </text:list>
        </text:list-item>
      </text:list>
      <text:list text:style-name="WWNum18" text:continue-numbering="true">
        <text:list-item>
          <text:p text:style-name="P93"><text:span text:style-name="T94">Queue&lt;Pasajero&gt; en Parada.pasajerosEsperando</text:span><text:span text:style-name="T95">:</text:span></text:p>
        </text:list-item>
      </text:list>
      <text:list text:style-name="WWNum47" text:continue-numbering="true">
        <text:list-item>
          <text:list>
            <text:list-item>
              <text:p text:style-name="P96"><text:span text:style-name="T97">Implementación:</text:span><text:span text:style-name="T98"><text:s/>java.util.LinkedList (utilizada como implementación de la interfaz Queue).</text:span></text:p>
            </text:list-item>
            <text:list-item>
              <text:p text:style-name="P99"><text:span text:style-name="T100">Decisión:</text:span><text:span text:style-name="T101"><text:s/>Para mantener a los pasajeros en espera en una parada, asegurando el orden de "primero en llegar, primero en subir".</text:span></text:p>
            </text:list-item>
            <text:list-item>
              <text:p text:style-name="P102"><text:span text:style-name="T103">Justificación:</text:span><text:span text:style-name="T104"><text:s/>La interfaz Queue es el TAD adecuado para la lógica FIFO (First-In, First-Out). LinkedList es una implementación muy eficiente de Queue en Java, ofreciendo un rendimiento de O(1) para las operaciones de offer() (agregar al final) y poll() (remover del principio), lo cual es precisamente lo que se necesita para una cola de espera.</text:span></text:p>
            </text:list-item>
            <text:list-item>
              <text:p text:style-name="P105"><text:span text:style-name="T106">Alternativas Consideradas (para I1):</text:span><text:span text:style-name="T107"><text:s/>java.util.ArrayDeque. Podría ser marginalmente más rápida en algunos casos, pero LinkedList es una elección igualmente sólida y común para Queue. También las implementaciones de cola de net.datastructures (ArrayQueue,<text:s/></text:span><text:soft-page-break/><text:span text:style-name="T108">LinkedQueue), pero java.util.LinkedList es el estándar de Java y satisface plenamente el requisito.</text:span></text:p>
            </text:list-item>
          </text:list>
        </text:list-item>
      </text:list>
      <text:h text:style-name="P109" text:outline-level="3"><text:span text:style-name="T110">Estructuras de Datos Propuestas para el Incremento 2:</text:span></text:h>
      <text:p text:style-name="P111"><text:span text:style-name="T112">El Incremento 2 introducirá la representación de la red como un grafo y la posibilidad de ordenar los datos de manera intrínseca.</text:span></text:p>
      <text:list text:style-name="WWNum48">
        <text:list-item text:start-value="1">
          <text:p text:style-name="P113"><text:span text:style-name="T114">Map&lt;String, Parada&gt; y Map&lt;String, Linea&gt; en LectorArchivos (Refactoring):</text:span></text:p>
        </text:list-item>
      </text:list>
      <text:list text:style-name="WWNum49" text:continue-numbering="true">
        <text:list-item>
          <text:list>
            <text:list-item>
              <text:p text:style-name="P115"><text:span text:style-name="T116">Propuesta de Implementación:</text:span><text:span text:style-name="T117"><text:s/>java.util.TreeMap (o net.datastructures.TreeMap).</text:span></text:p>
            </text:list-item>
            <text:list-item>
              <text:p text:style-name="P118"><text:span text:style-name="T119">Justificación:</text:span><text:span text:style-name="T120"><text:s/>Se tomó la decisión de refactorizar a TreeMap para I2 basándose en:</text:span></text:p>
            </text:list-item>
          </text:list>
        </text:list-item>
      </text:list>
      <text:list text:style-name="WWNum50" text:continue-numbering="true">
        <text:list-item>
          <text:list>
            <text:list-item>
              <text:list>
                <text:list-item>
                  <text:p text:style-name="P121"><text:span text:style-name="T122">Alineación con el Ejemplo "subte" de la Cátedra:</text:span><text:span text:style-name="T123"><text:s/>El ejemplo de la cátedra utiliza TreeMap para la gestión de sus datos maestros, lo que sugiere una preferencia pedagógica por esta estructura en contextos similares. Adoptar TreeMap demuestra la comprensión de esta directriz.</text:span></text:p>
                </text:list-item>
                <text:list-item>
                  <text:p text:style-name="P124"><text:span text:style-name="T125">Ordenamiento Intrínseco:</text:span><text:span text:style-name="T126"><text:s/>TreeMap mantiene sus entradas ordenadas por las claves (IDs de paradas o líneas). Esto es un factor de peso, ya que facilitará la generación de reportes ordenados por ID (ej. estadísticas por línea), la depuración y la presentación de datos en la interfaz sin necesidad de ordenar explícitamente la colección cada vez.</text:span></text:p>
                </text:list-item>
                <text:list-item>
                  <text:p text:style-name="P127"><text:span text:style-name="T128">Rendimiento (Impacto Mínimo):</text:span><text:span text:style-name="T129"><text:s/>Si bien las operaciones de TreeMap son O(logn) en lugar de O(1) promedio de HashMap, para el tamaño de los conjuntos de datos (104 paradas, 12 líneas), esta diferencia es<text:s/></text:span><text:span text:style-name="T130">totalmente insignificante</text:span><text:span text:style-name="T131"><text:s/>en la práctica. El beneficio del ordenamiento y la alineación con la cátedra superan cualquier micro-optimización en este contexto.</text:span></text:p>
                </text:list-item>
                <text:list-item>
                  <text:p text:style-name="P132"><text:span text:style-name="T133">Nota:</text:span><text:span text:style-name="T134"><text:s/>Se tiene presente la eficiencia O(1) de HashMap implementada en I1, pero para I2, el factor de ordenamiento y alineación son prioritarios.</text:span></text:p>
                </text:list-item>
              </text:list>
            </text:list-item>
          </text:list>
        </text:list-item>
      </text:list>
      <text:list text:style-name="WWNum48" text:continue-numbering="true">
        <text:list-item>
          <text:p text:style-name="P135"><text:span text:style-name="T136">Graph&lt;Parada, Object&gt; en PlanificadorRutas</text:span><text:span text:style-name="T137">:</text:span></text:p>
        </text:list-item>
      </text:list>
      <text:list text:style-name="WWNum51" text:continue-numbering="true">
        <text:list-item>
          <text:list>
            <text:list-item>
              <text:p text:style-name="P138"><text:span text:style-name="T139">Propuesta de Implementación:</text:span><text:span text:style-name="T140"><text:s/>net.datastructures.AdjacencyMapGraph.</text:span></text:p>
            </text:list-item>
            <text:list-item>
              <text:p text:style-name="P141"><text:span text:style-name="T142">Justificación:</text:span><text:span text:style-name="T143"><text:s/>Esta es la estructura fundamental para modelar la red de transporte como un grafo, permitiendo aplicar algoritmos de búsqueda de caminos (pathfinding) para pasajeros. AdjacencyMapGraph es la implementación de grafos proporcionada por la cátedra y necesaria para utilizar GraphAlgorithms.shortestPath().</text:span></text:p>
            </text:list-item>
            <text:list-item>
              <text:p text:style-name="P144"><text:span text:style-name="T145">Contexto:</text:span><text:span text:style-name="T146"><text:s/>El proyecto utiliza la red de paradas como vértices y los tramos de línea como aristas, lo que se ajusta perfectamente a un modelo de grafo dirigido y ponderado.</text:span></text:p>
            </text:list-item>
          </text:list>
        </text:list-item>
      </text:list>
      <text:h text:style-name="P147" text:outline-level="2"><text:span text:style-name="T148">4. Diagrama de Clases (Conceptual)</text:span></text:h>
      <text:p text:style-name="P149"><text:span text:style-name="T150">El sistema se estructura en las siguientes clases principales, con relaciones de agregación y asociación, siguiendo el diseño en capas:</text:span></text:p>
      <text:list text:style-name="WWNum52">
        <text:list-item>
          <text:p text:style-name="P151"><text:span text:style-name="T152">Capa modelo</text:span><text:span text:style-name="T153">:</text:span></text:p>
        </text:list-item>
      </text:list>
      <text:list text:style-name="WWNum53" text:continue-numbering="true">
        <text:list-item>
          <text:list>
            <text:list-item>
              <text:p text:style-name="P154"><text:span text:style-name="T155">Parada:</text:span></text:p>
            </text:list-item>
          </text:list>
        </text:list-item>
      </text:list>
      <text:list text:style-name="WWNum54" text:continue-numbering="true">
        <text:list-item>
          <text:list>
            <text:list-item>
              <text:list>
                <text:list-item>
                  <text:p text:style-name="P156"><text:span text:style-name="T157">Atributos: id (String), direccion (String), latitud (double), longitud (double).</text:span></text:p>
                </text:list-item>
                <text:list-item>
                  <text:p text:style-name="P158"><text:span text:style-name="T159">Agregación: pasajerosEsperando (una Queue&lt;Pasajero&gt;).</text:span></text:p>
                </text:list-item>
                <text:list-item>
                  <text:p text:style-name="P160"><text:span text:style-name="T161">Responsabilidad: Gestiona pasajeros en espera, ubicación geográfica.</text:span></text:p>
                </text:list-item>
              </text:list>
            </text:list-item>
          </text:list>
        </text:list-item>
      </text:list>
      <text:soft-page-break/>
      <text:list text:style-name="WWNum53" text:continue-numbering="true">
        <text:list-item>
          <text:list>
            <text:list-item>
              <text:p text:style-name="P162"><text:span text:style-name="T163">Linea:</text:span></text:p>
            </text:list-item>
          </text:list>
        </text:list-item>
      </text:list>
      <text:list text:style-name="WWNum55" text:continue-numbering="true">
        <text:list-item>
          <text:list>
            <text:list-item>
              <text:list>
                <text:list-item>
                  <text:p text:style-name="P164"><text:span text:style-name="T165">Atributos: id (String), nombre (String).</text:span></text:p>
                </text:list-item>
                <text:list-item>
                  <text:p text:style-name="P166"><text:span text:style-name="T167">Agregación: recorrido (una List&lt;Parada&gt;).</text:span></text:p>
                </text:list-item>
                <text:list-item>
                  <text:p text:style-name="P168"><text:span text:style-name="T169">Responsabilidad: Define la secuencia de paradas de una línea.</text:span></text:p>
                </text:list-item>
              </text:list>
            </text:list-item>
          </text:list>
        </text:list-item>
      </text:list>
      <text:list text:style-name="WWNum53" text:continue-numbering="true">
        <text:list-item>
          <text:list>
            <text:list-item>
              <text:p text:style-name="P170"><text:span text:style-name="T171">Pasajero:</text:span></text:p>
            </text:list-item>
          </text:list>
        </text:list-item>
      </text:list>
      <text:list text:style-name="WWNum56" text:continue-numbering="true">
        <text:list-item>
          <text:list>
            <text:list-item>
              <text:list>
                <text:list-item>
                  <text:p text:style-name="P172"><text:span text:style-name="T173">Atributos: id (String), paradaOrigen (Parada), paradaDestino (Parada).</text:span></text:p>
                </text:list-item>
                <text:list-item>
                  <text:p text:style-name="P174"><text:span text:style-name="T175">Responsabilidad: Representa un usuario del sistema, con su viaje deseado.</text:span></text:p>
                </text:list-item>
              </text:list>
            </text:list-item>
          </text:list>
        </text:list-item>
      </text:list>
      <text:list text:style-name="WWNum53" text:continue-numbering="true">
        <text:list-item>
          <text:list>
            <text:list-item>
              <text:p text:style-name="P176"><text:span text:style-name="T177">Colectivo:</text:span></text:p>
            </text:list-item>
          </text:list>
        </text:list-item>
      </text:list>
      <text:list text:style-name="WWNum2" text:continue-numbering="true">
        <text:list-item>
          <text:list>
            <text:list-item>
              <text:list>
                <text:list-item>
                  <text:p text:style-name="P178"><text:span text:style-name="T179">Atributos: idColectivo (String), capacidadMaxima (int), lineaAsignada (Linea), paradaActual (Parada), pasajerosABordo (una List&lt;Pasajero&gt;).</text:span></text:p>
                </text:list-item>
                <text:list-item>
                  <text:p text:style-name="P180"><text:span text:style-name="T181">Responsabilidad: Representa un vehículo, transporta pasajeros, avanza por una línea.</text:span></text:p>
                </text:list-item>
              </text:list>
            </text:list-item>
          </text:list>
        </text:list-item>
      </text:list>
      <text:list text:style-name="WWNum52" text:continue-numbering="true">
        <text:list-item>
          <text:p text:style-name="P182"><text:span text:style-name="T183">Capa datos</text:span><text:span text:style-name="T184">:</text:span></text:p>
        </text:list-item>
      </text:list>
      <text:list text:style-name="WWNum3" text:continue-numbering="true">
        <text:list-item>
          <text:list>
            <text:list-item>
              <text:p text:style-name="P185"><text:span text:style-name="T186">LectorArchivos:</text:span></text:p>
            </text:list-item>
          </text:list>
        </text:list-item>
      </text:list>
      <text:list text:style-name="WWNum4" text:continue-numbering="true">
        <text:list-item>
          <text:list>
            <text:list-item>
              <text:list>
                <text:list-item>
                  <text:p text:style-name="P187"><text:span text:style-name="T188">Atributos: paradasCargadas (Map&lt;String, Parada&gt;), lineasCargadas (Map&lt;String, Linea&gt;), propiedades (Properties).</text:span></text:p>
                </text:list-item>
                <text:list-item>
                  <text:p text:style-name="P189"><text:span text:style-name="T190">Responsabilidad: Carga datos de archivos (.txt) y configuración (.properties).</text:span></text:p>
                </text:list-item>
              </text:list>
            </text:list-item>
          </text:list>
        </text:list-item>
      </text:list>
      <text:list text:style-name="WWNum52" text:continue-numbering="true">
        <text:list-item>
          <text:p text:style-name="P191"><text:span text:style-name="T192">Capa logica</text:span><text:span text:style-name="T193">:</text:span></text:p>
        </text:list-item>
      </text:list>
      <text:list text:style-name="WWNum5" text:continue-numbering="true">
        <text:list-item>
          <text:list>
            <text:list-item>
              <text:p text:style-name="P194"><text:span text:style-name="T195">GeneradorPasajeros:</text:span></text:p>
            </text:list-item>
          </text:list>
        </text:list-item>
      </text:list>
      <text:list text:style-name="WWNum6" text:continue-numbering="true">
        <text:list-item>
          <text:list>
            <text:list-item>
              <text:list>
                <text:list-item>
                  <text:p text:style-name="P196"><text:span text:style-name="T197">Responsabilidad: Crea y distribuye Pasajeros aleatoriamente en las Paradas.</text:span></text:p>
                </text:list-item>
              </text:list>
            </text:list-item>
          </text:list>
        </text:list-item>
      </text:list>
      <text:list text:style-name="WWNum5" text:continue-numbering="true">
        <text:list-item>
          <text:list>
            <text:list-item>
              <text:p text:style-name="P198"><text:span text:style-name="T199">Simulador:</text:span></text:p>
            </text:list-item>
          </text:list>
        </text:list-item>
      </text:list>
      <text:list text:style-name="WWNum7" text:continue-numbering="true">
        <text:list-item>
          <text:list>
            <text:list-item>
              <text:list>
                <text:list-item>
                  <text:p text:style-name="P200"><text:span text:style-name="T201">Responsabilidad: Orquesta la simulación paso a paso, gestiona el movimiento de Colectivos y la interacción con Pasajeros en Paradas.</text:span></text:p>
                </text:list-item>
              </text:list>
            </text:list-item>
          </text:list>
        </text:list-item>
      </text:list>
      <text:list text:style-name="WWNum52" text:continue-numbering="true">
        <text:list-item>
          <text:p text:style-name="P202"><text:span text:style-name="T203">Capa interfaz</text:span><text:span text:style-name="T204">:</text:span></text:p>
        </text:list-item>
      </text:list>
      <text:list text:style-name="WWNum8" text:continue-numbering="true">
        <text:list-item>
          <text:list>
            <text:list-item>
              <text:p text:style-name="P205"><text:span text:style-name="T206">SimuladorColectivosApp:</text:span></text:p>
            </text:list-item>
          </text:list>
        </text:list-item>
      </text:list>
      <text:list text:style-name="WWNum9" text:continue-numbering="true">
        <text:list-item>
          <text:list>
            <text:list-item>
              <text:list>
                <text:list-item>
                  <text:p text:style-name="P207"><text:span text:style-name="T208">Responsabilidad: Punto de entrada de la aplicación, interactúa con el usuario (menú de consola), muestra la salida de la simulación.</text:span></text:p>
                </text:list-item>
              </text:list>
            </text:list-item>
          </text:list>
        </text:list-item>
      </text:list>
      <text:h text:style-name="P209" text:outline-level="2"><text:span text:style-name="T210">5. Implementación de la Solución (Incremento 1)</text:span></text:h>
      <text:p text:style-name="P211"><text:span text:style-name="T212">La solución se implementó siguiendo una<text:s/></text:span><text:span text:style-name="T213">arquitectura por capas</text:span><text:span text:style-name="T214"><text:s/>(modelo, datos, logica, interfaz, test), lo que garantiza modularidad, reutilización y facilidad de mantenimiento.</text:span></text:p>
      <text:list text:style-name="WWNum10">
        <text:list-item>
          <text:p text:style-name="P215"><text:span text:style-name="T216">Capa modelo</text:span><text:span text:style-name="T217">:</text:span></text:p>
        </text:list-item>
      </text:list>
      <text:list text:style-name="WWNum11" text:continue-numbering="true">
        <text:list-item>
          <text:list>
            <text:list-item>
              <text:p text:style-name="P218"><text:span text:style-name="T219">Parada.java: Implementa la gestión de su ubicación y una cola de pasajeros en espera.</text:span></text:p>
            </text:list-item>
            <text:list-item>
              <text:p text:style-name="P220"><text:span text:style-name="T221">Linea.java: Define la ruta ordenada de paradas de un colectivo.</text:span></text:p>
            </text:list-item>
            <text:list-item>
              <text:p text:style-name="P222"><text:span text:style-name="T223">Pasajero.java: Modela el origen y destino de un pasajero, con atributos para métricas futuras.</text:span></text:p>
            </text:list-item>
            <text:list-item>
              <text:p text:style-name="P224"><text:span text:style-name="T225">Colectivo.java: Representa el vehículo, su capacidad y su estado actual en el recorrido.</text:span></text:p>
            </text:list-item>
          </text:list>
        </text:list-item>
      </text:list>
      <text:list text:style-name="WWNum10" text:continue-numbering="true">
        <text:list-item>
          <text:p text:style-name="P226"><text:span text:style-name="T227">Capa datos</text:span><text:span text:style-name="T228">:</text:span></text:p>
        </text:list-item>
      </text:list>
      <text:list text:style-name="WWNum12" text:continue-numbering="true">
        <text:list-item>
          <text:list>
            <text:list-item>
              <text:p text:style-name="P229"><text:span text:style-name="T230">LectorArchivos.java: Encargado de cargar las paradas y líneas desde archivos de texto externos (paradas_pm_mapeadas.txt, lineas_pm_mapeadas.txt) y de leer los parámetros de configuración (config.properties). Utiliza ClassLoader.getResourceAsStream() para una carga robusta de recursos del classpath.</text:span></text:p>
            </text:list-item>
          </text:list>
        </text:list-item>
      </text:list>
      <text:soft-page-break/>
      <text:list text:style-name="WWNum10" text:continue-numbering="true">
        <text:list-item>
          <text:p text:style-name="P231"><text:span text:style-name="T232">Capa logica</text:span><text:span text:style-name="T233">:</text:span></text:p>
        </text:list-item>
      </text:list>
      <text:list text:style-name="WWNum13" text:continue-numbering="true">
        <text:list-item>
          <text:list>
            <text:list-item>
              <text:p text:style-name="P234"><text:span text:style-name="T235">GeneradorPasajeros.java: Genera una cantidad configurable de pasajeros, asignándoles aleatoriamente paradas de origen y destino válidas dentro de los recorridos de las líneas existentes, y los coloca en las colas de espera de sus paradas.</text:span></text:p>
            </text:list-item>
            <text:list-item>
              <text:p text:style-name="P236"><text:span text:style-name="T237">Simulador.java: Es el corazón de la simulación. Se encarga de:</text:span></text:p>
            </text:list-item>
          </text:list>
        </text:list-item>
      </text:list>
      <text:list text:style-name="WWNum14" text:continue-numbering="true">
        <text:list-item>
          <text:list>
            <text:list-item>
              <text:list>
                <text:list-item>
                  <text:p text:style-name="P238"><text:span text:style-name="T239">Inicializar un colectivo por cada línea cargada.</text:span></text:p>
                </text:list-item>
                <text:list-item>
                  <text:p text:style-name="P240"><text:span text:style-name="T241">Ejecutar un ciclo de simulación paso a paso (ejecutarSimulacionIncremento1()).</text:span></text:p>
                </text:list-item>
                <text:list-item>
                  <text:p text:style-name="P242"><text:span text:style-name="T243">En cada paso, cada colectivo avanza a la siguiente parada.</text:span></text:p>
                </text:list-item>
                <text:list-item>
                  <text:p text:style-name="P244"><text:span text:style-name="T245">Procesa la bajada de pasajeros que llegaron a su destino.</text:span></text:p>
                </text:list-item>
                <text:list-item>
                  <text:p text:style-name="P246"><text:span text:style-name="T247">Procesa la subida de pasajeros desde la cola de la parada (respetando la capacidad del colectivo).</text:span></text:p>
                </text:list-item>
                <text:list-item>
                  <text:p text:style-name="P248"><text:span text:style-name="T249">La simulación finaliza cuando todos los colectivos han completado su primer recorrido.</text:span></text:p>
                </text:list-item>
              </text:list>
            </text:list-item>
          </text:list>
        </text:list-item>
      </text:list>
      <text:list text:style-name="WWNum13" text:continue-numbering="true">
        <text:list-item>
          <text:list>
            <text:list-item>
              <text:p text:style-name="P250"><text:span text:style-name="T251">SimuladorHelper.java: Clase auxiliar con métodos estáticos para operaciones de limpieza necesarias en los tests, como forzar la bajada de pasajeros.</text:span></text:p>
            </text:list-item>
          </text:list>
        </text:list-item>
      </text:list>
      <text:list text:style-name="WWNum10" text:continue-numbering="true">
        <text:list-item>
          <text:p text:style-name="P252"><text:span text:style-name="T253">Capa interfaz</text:span><text:span text:style-name="T254">:</text:span></text:p>
        </text:list-item>
      </text:list>
      <text:list text:style-name="WWNum15" text:continue-numbering="true">
        <text:list-item>
          <text:list>
            <text:list-item>
              <text:p text:style-name="P255"><text:span text:style-name="T256">SimuladorColectivosApp.java: Contiene el método main(). Orquesta la carga de datos (LectorArchivos), la generación de pasajeros (GeneradorPasajeros) y el inicio de la simulación (Simulador), mostrando la salida relevante en la consola.</text:span></text:p>
            </text:list-item>
          </text:list>
        </text:list-item>
      </text:list>
      <text:h text:style-name="P257" text:outline-level="2"><text:span text:style-name="T258">6. Manual de Funcionamiento</text:span></text:h>
      <text:h text:style-name="P259" text:outline-level="3"><text:span text:style-name="T260">6.1. Ingreso de Datos (Archivos de Configuración y Datos)</text:span></text:h>
      <text:p text:style-name="P261"><text:span text:style-name="T262">El sistema utiliza archivos de texto plano para sus datos y configuración:</text:span></text:p>
      <text:list text:style-name="WWNum16">
        <text:list-item>
          <text:p text:style-name="P263"><text:span text:style-name="T264">config.properties</text:span><text:span text:style-name="T265">: Ubicado en src/main/resources/. Contiene los nombres de los archivos de datos (linea, parada) y parámetros de simulación (cantidadPasajeros, capacidadColectivo).</text:span></text:p>
        </text:list-item>
      </text:list>
      <text:list text:style-name="WWNum17" text:continue-numbering="true">
        <text:list-item>
          <text:list>
            <text:list-item>
              <text:p text:style-name="P266"><text:span text:style-name="T267">Ejemplo de contenido:</text:span><text:span text:style-name="T268"><text:line-break/></text:span><text:span text:style-name="T269">#nombre de archivos</text:span><text:span text:style-name="T270"><text:line-break/>linea=lineas_pm_mapeadas.txt</text:span><text:span text:style-name="T271"><text:line-break/>parada=paradas_pm_mapeadas.txt</text:span><text:span text:style-name="T272"><text:line-break/>#cantidad de pasajeros</text:span><text:span text:style-name="T273"><text:line-break/>cantidadPasajeros=100</text:span><text:span text:style-name="T274"><text:line-break/>#cantidad max de pasajeros por colectivo</text:span><text:span text:style-name="T275"><text:line-break/>capacidadColectivo=20</text:span><text:span text:style-name="T276"><text:line-break/></text:span></text:p>
            </text:list-item>
          </text:list>
        </text:list-item>
      </text:list>
      <text:list text:style-name="WWNum16" text:continue-numbering="true">
        <text:list-item>
          <text:p text:style-name="P277"><text:span text:style-name="T278">paradas_pm_mapeadas.txt</text:span><text:span text:style-name="T279">: Ubicado en src/main/resources/datos_pm/. Contiene el listado de paradas en el formato ID;Direccion;Latitud;Longitud.</text:span></text:p>
        </text:list-item>
        <text:list-item>
          <text:p text:style-name="P280"><text:span text:style-name="T281">lineas_pm_mapeadas.txt</text:span><text:span text:style-name="T282">: Ubicado en src/main/resources/datos_pm/. Contiene el listado de líneas y sus recorridos en el formato ID_Linea;Nombre_Linea;ID_Parada1,ID_Parada2,....</text:span></text:p>
        </text:list-item>
      </text:list>
      <text:h text:style-name="P283" text:outline-level="3"><text:span text:style-name="T284">6.2. Ejecución de la Aplicación</text:span></text:h>
      <text:p text:style-name="P285"><text:span text:style-name="T286">Para ejecutar la simulación:</text:span></text:p>
      <text:list text:style-name="WWNum19">
        <text:list-item text:start-value="1">
          <text:p text:style-name="P287"><text:span text:style-name="T288">Desde Eclipse IDE:</text:span></text:p>
        </text:list-item>
      </text:list>
      <text:soft-page-break/>
      <text:list text:style-name="WWNum20" text:continue-numbering="true">
        <text:list-item>
          <text:list>
            <text:list-item>
              <text:p text:style-name="P289"><text:span text:style-name="T290">Abre el archivo SimuladorColectivosApp.java.</text:span></text:p>
            </text:list-item>
            <text:list-item>
              <text:p text:style-name="P291"><text:span text:style-name="T292">Haz clic derecho en el editor o en el Package Explorer sobre el archivo.</text:span></text:p>
            </text:list-item>
            <text:list-item>
              <text:p text:style-name="P293"><text:span text:style-name="T294">Selecciona Run As -&gt; Java Application.</text:span></text:p>
            </text:list-item>
          </text:list>
        </text:list-item>
      </text:list>
      <text:list text:style-name="WWNum19" text:continue-numbering="true">
        <text:list-item>
          <text:p text:style-name="P295"><text:span text:style-name="T296">Desde la Consola (después de construir con Maven):</text:span></text:p>
        </text:list-item>
      </text:list>
      <text:list text:style-name="WWNum21" text:continue-numbering="true">
        <text:list-item>
          <text:list>
            <text:list-item>
              <text:p text:style-name="P297"><text:span text:style-name="T298">Navega a la raíz de tu proyecto en la terminal.</text:span></text:p>
            </text:list-item>
            <text:list-item>
              <text:p text:style-name="P299"><text:span text:style-name="T300">Compila el proyecto: mvn clean install</text:span></text:p>
            </text:list-item>
            <text:list-item>
              <text:p text:style-name="P301"><text:span text:style-name="T302">Ejecuta el JAR generado (ubicado en target/): java -jar target/simulador-colectivos-0.0.1-SNAPSHOT.jar</text:span></text:p>
            </text:list-item>
          </text:list>
        </text:list-item>
      </text:list>
      <text:h text:style-name="P303" text:outline-level="3"><text:span text:style-name="T304">6.3. Resultados de Salida</text:span></text:h>
      <text:p text:style-name="P305"><text:span text:style-name="T306">La salida de la simulación se mostrará en la consola, incluyendo:</text:span></text:p>
      <text:list text:style-name="WWNum22">
        <text:list-item>
          <text:p text:style-name="P307"><text:span text:style-name="T308">Mensajes de confirmación de carga de archivos (config.properties, paradas, líneas).</text:span></text:p>
        </text:list-item>
        <text:list-item>
          <text:p text:style-name="P309"><text:span text:style-name="T310">Confirmación de la generación de pasajeros.</text:span></text:p>
        </text:list-item>
        <text:list-item>
          <text:p text:style-name="P311"><text:span text:style-name="T312">Inicio y fin de la simulación.</text:span></text:p>
        </text:list-item>
        <text:list-item>
          <text:p text:style-name="P313"><text:span text:style-name="T314">Para cada paso de simulación:</text:span></text:p>
        </text:list-item>
      </text:list>
      <text:list text:style-name="WWNum23" text:continue-numbering="true">
        <text:list-item>
          <text:list>
            <text:list-item>
              <text:p text:style-name="P315"><text:span text:style-name="T316">Mensaje de "Paso de Simulación X".</text:span></text:p>
            </text:list-item>
            <text:list-item>
              <text:p text:style-name="P317"><text:span text:style-name="T318">Para cada colectivo:</text:span></text:p>
            </text:list-item>
          </text:list>
        </text:list-item>
      </text:list>
      <text:list text:style-name="WWNum24" text:continue-numbering="true">
        <text:list-item>
          <text:list>
            <text:list-item>
              <text:list>
                <text:list-item>
                  <text:p text:style-name="P319"><text:span text:style-name="T320">Su ID, línea y la parada actual (dirección e ID).</text:span></text:p>
                </text:list-item>
                <text:list-item>
                  <text:p text:style-name="P321"><text:span text:style-name="T322">Cantidad de pasajeros a bordo y capacidad máxima.</text:span></text:p>
                </text:list-item>
                <text:list-item>
                  <text:p text:style-name="P323"><text:span text:style-name="T324">Mensajes de "Bajó pasajero..." (con ID y destino) en la parada.</text:span></text:p>
                </text:list-item>
                <text:list-item>
                  <text:p text:style-name="P325"><text:span text:style-name="T326">Mensajes de "Subió pasajero..." (con ID, origen y destino) en la parada.</text:span></text:p>
                </text:list-item>
                <text:list-item>
                  <text:p text:style-name="P327"><text:span text:style-name="T328">Cantidad de pasajeros que subieron y los que quedaron esperando en la parada.</text:span></text:p>
                </text:list-item>
                <text:list-item>
                  <text:p text:style-name="P329"><text:span text:style-name="T330">Confirmación de que el colectivo "avanza a la próxima parada".</text:span></text:p>
                </text:list-item>
              </text:list>
            </text:list-item>
          </text:list>
        </text:list-item>
      </text:list>
      <text:list text:style-name="WWNum23" text:continue-numbering="true">
        <text:list-item>
          <text:list>
            <text:list-item>
              <text:p text:style-name="P331"><text:span text:style-name="T332">Mensajes de "Colectivo X ha llegado a su parada terminal", incluyendo bajada forzada de pasajeros si quedan.</text:span></text:p>
            </text:list-item>
            <text:list-item>
              <text:p text:style-name="P333"><text:span text:style-name="T334">Mensaje final cuando todos los colectivos han completado su recorrido.</text:span></text:p>
            </text:list-item>
          </text:list>
        </text:list-item>
      </text:list>
      <text:h text:style-name="P335" text:outline-level="2"><text:span text:style-name="T336">7. Errores Detectados (y Resueltos)</text:span></text:h>
      <text:p text:style-name="P337"><text:span text:style-name="T338">Durante el desarrollo del Incremento 1, se identificaron y resolvieron los siguientes tipos de errores:</text:span></text:p>
      <text:list text:style-name="WWNum25">
        <text:list-item>
          <text:p text:style-name="P339"><text:span text:style-name="T340">Advertencias esperadas por la lógica de validación de datos:</text:span></text:p>
        </text:list-item>
      </text:list>
      <text:list text:style-name="WWNum26" text:continue-numbering="true">
        <text:list-item>
          <text:list>
            <text:list-item>
              <text:p text:style-name="P341"><text:span text:style-name="T342">Advertencia: ID de parada duplicado...: Cuando se encuentra una parada con un ID ya cargado en paradas_pm_mapeadas.txt. El lector omite la duplicada.</text:span></text:p>
            </text:list-item>
            <text:list-item>
              <text:p text:style-name="P343"><text:span text:style-name="T344">Advertencia: Línea de parada mal formateada...: Cuando una línea en los archivos de texto no tiene el número esperado de campos o el formato correcto. El lector omite la línea.</text:span></text:p>
            </text:list-item>
            <text:list-item>
              <text:p text:style-name="P345"><text:span text:style-name="T346">Advertencia: Error al parsear latitud/longitud...: Cuando los valores de latitud/longitud no son numéricos. El lector omite la línea.</text:span></text:p>
            </text:list-item>
            <text:list-item>
              <text:p text:style-name="P347"><text:span text:style-name="T348">Advertencia: ID de parada vacío... / Advertencia: Error al crear Parada (ID o dirección inválida)...: Cuando los IDs o nombres son nulos/vacíos.</text:span></text:p>
            </text:list-item>
            <text:list-item>
              <text:p text:style-name="P349"><text:span text:style-name="T350">Advertencia: Clave de línea duplicada...: Cuando un ID de línea ya fue cargado.</text:span></text:p>
            </text:list-item>
            <text:list-item>
              <text:p text:style-name="P351"><text:span text:style-name="T352">Error Crítico: Parada con ID 'P99' no encontrada...: Cuando una línea en<text:s/></text:span><text:soft-page-break/><text:span text:style-name="T353">lineas_pm_mapeadas.txt referencia una parada que no existe en el mapa de paradas cargadas. La línea no se carga.</text:span></text:p>
            </text:list-item>
            <text:list-item>
              <text:p text:style-name="P354"><text:span text:style-name="T355">Condición:</text:span><text:span text:style-name="T356"><text:s/>Estos errores se producen intencionalmente al usar los archivos de prueba (datos_test/paradas_test.txt, datos_test/lineas_test.txt) para validar el manejo de errores del LectorArchivos. En la ejecución con datos válidos (paradas_pm_mapeadas.txt, lineas_pm_mapeadas.txt), estas advertencias serán mínimas o inexistentes.</text:span></text:p>
            </text:list-item>
          </text:list>
        </text:list-item>
      </text:list>
      <text:list text:style-name="WWNum25" text:continue-numbering="true">
        <text:list-item>
          <text:p text:style-name="P357"><text:span text:style-name="T358">Errores resueltos durante el desarrollo:</text:span></text:p>
        </text:list-item>
      </text:list>
      <text:list text:style-name="WWNum27" text:continue-numbering="true">
        <text:list-item>
          <text:list>
            <text:list-item>
              <text:p text:style-name="P359"><text:span text:style-name="T360">FileNotFoundException al cargar parada.txt / linea.txt:</text:span><text:span text:style-name="T361"><text:s/>Inicialmente, el LectorArchivos no encontraba los archivos de datos porque usaba new File() que busca en el directorio de trabajo, mientras que los archivos estaban en src/main/resources.</text:span></text:p>
            </text:list-item>
          </text:list>
        </text:list-item>
      </text:list>
      <text:list text:style-name="WWNum28" text:continue-numbering="true">
        <text:list-item>
          <text:list>
            <text:list-item>
              <text:list>
                <text:list-item>
                  <text:p text:style-name="P362"><text:span text:style-name="T363">Resolución:</text:span><text:span text:style-name="T364"><text:s/>Se modificó LectorArchivos para usar ClassLoader.getResourceAsStream() para leer los archivos de datos, lo que permite que sean encontrados correctamente en el classpath, independientemente del directorio de ejecución.</text:span></text:p>
                </text:list-item>
              </text:list>
            </text:list-item>
          </text:list>
        </text:list-item>
      </text:list>
      <text:list text:style-name="WWNum27" text:continue-numbering="true">
        <text:list-item>
          <text:list>
            <text:list-item>
              <text:p text:style-name="P365"><text:span text:style-name="T366">NullPointerException: source al leer archivos inexistentes:</text:span><text:span text:style-name="T367"><text:s/>Ocurría cuando getResourceAsStream() devolvía null y Scanner intentaba inicializarse con un InputStream nulo.</text:span></text:p>
            </text:list-item>
          </text:list>
        </text:list-item>
      </text:list>
      <text:list text:style-name="WWNum29" text:continue-numbering="true">
        <text:list-item>
          <text:list>
            <text:list-item>
              <text:list>
                <text:list-item>
                  <text:p text:style-name="P368"><text:span text:style-name="T369">Resolución:</text:span><text:span text:style-name="T370"><text:s/>Se movió la verificación de input == null a<text:s/></text:span><text:span text:style-name="T371">antes</text:span><text:span text:style-name="T372"><text:s/>de la creación del Scanner, lanzando FileNotFoundException de forma explícita si el recurso no se encuentra.</text:span></text:p>
                </text:list-item>
              </text:list>
            </text:list-item>
          </text:list>
        </text:list-item>
      </text:list>
      <text:list text:style-name="WWNum27" text:continue-numbering="true">
        <text:list-item>
          <text:list>
            <text:list-item>
              <text:p text:style-name="P373"><text:span text:style-name="T374">Fallos en LectorArchivosTest (expected: &lt;0&gt; but was: &lt;1&gt;, expected: &lt;true&gt; but was: &lt;false&gt; para carga de líneas):</text:span><text:span text:style-name="T375"><text:s/>Indicaban que cargarLineas() seguía cargando líneas (específicamente la línea con recorrido vacío) incluso cuando no se habían cargado paradas previamente.</text:span></text:p>
            </text:list-item>
          </text:list>
        </text:list-item>
      </text:list>
      <text:list text:style-name="WWNum30" text:continue-numbering="true">
        <text:list-item>
          <text:list>
            <text:list-item>
              <text:list>
                <text:list-item>
                  <text:p text:style-name="P376"><text:span text:style-name="T377">Resolución:</text:span><text:span text:style-name="T378"><text:s/>Se implementó una lógica más estricta en LectorArchivos.cargarLineas(): si el mapa paradasCargadas está vacío,<text:s/></text:span><text:span text:style-name="T379">ninguna línea</text:span><text:span text:style-name="T380"><text:s/>(ni siquiera aquellas con recorrido vacío) será cargada, ya que no se pueden validar sus referencias a paradas.</text:span></text:p>
                </text:list-item>
              </text:list>
            </text:list-item>
          </text:list>
        </text:list-item>
      </text:list>
      <text:list text:style-name="WWNum27" text:continue-numbering="true">
        <text:list-item>
          <text:list>
            <text:list-item>
              <text:p text:style-name="P381"><text:span text:style-name="T382">The field Simulador.colectivosEnSimulacion is not visible:</text:span><text:span text:style-name="T383"><text:s/>Errores de compilación en SimuladorTest al intentar acceder directamente a atributos private de Simulador.</text:span></text:p>
            </text:list-item>
          </text:list>
        </text:list-item>
      </text:list>
      <text:list text:style-name="WWNum31" text:continue-numbering="true">
        <text:list-item>
          <text:list>
            <text:list-item>
              <text:list>
                <text:list-item>
                  <text:p text:style-name="P384"><text:span text:style-name="T385">Resolución:</text:span><text:span text:style-name="T386"><text:s/>Se añadieron métodos public getters (getColectivosEnSimulacion(), getLineasDisponibles()) a la clase Simulador para permitir un acceso controlado y correcto desde las pruebas.</text:span></text:p>
                </text:list-item>
              </text:list>
            </text:list-item>
          </text:list>
        </text:list-item>
      </text:list>
      <text:list text:style-name="WWNum27" text:continue-numbering="true">
        <text:list-item>
          <text:list>
            <text:list-item>
              <text:p text:style-name="P387"><text:span text:style-name="T388">Fallas en SimuladorTest (expected: &lt;0&gt; but was: &lt;1&gt; para pasajeros a bordo al final):</text:span><text:span text:style-name="T389"><text:s/>Se debía a que los pasajeros no bajaban en la última parada del recorrido simulado en I1.</text:span></text:p>
            </text:list-item>
          </text:list>
        </text:list-item>
      </text:list>
      <text:list text:style-name="WWNum32" text:continue-numbering="true">
        <text:list-item>
          <text:list>
            <text:list-item>
              <text:list>
                <text:list-item>
                  <text:p text:style-name="P390"><text:span text:style-name="T391">Resolución:</text:span><text:span text:style-name="T392"><text:s/>Se añadió lógica a Simulador.ejecutarSimulacionIncremento1() para<text:s/></text:span><text:span text:style-name="T393">forzar la bajada de todos los pasajeros</text:span><text:span text:style-name="T394"><text:s/>cuando un colectivo llega a su parada terminal. Además, se creó SimuladorHelper.java para proveer métodos de limpieza de estado específicos para los tests, asegurando la consistencia de las aserciones.</text:span></text:p>
                </text:list-item>
              </text:list>
            </text:list-item>
          </text:list>
        </text:list-item>
      </text:list>
      <text:list text:style-name="WWNum27" text:continue-numbering="true">
        <text:list-item>
          <text:list>
            <text:list-item>
              <text:p text:style-name="P395"><text:span text:style-name="T396">Fallas en SimuladorTest (expected: &lt;10&gt; but was: &lt;5&gt; para capacidad):</text:span><text:span text:style-name="T397"><text:s/>Relacionado con la idempotencia de inicializarColectivos().</text:span></text:p>
            </text:list-item>
          </text:list>
        </text:list-item>
      </text:list>
      <text:list text:style-name="WWNum33" text:continue-numbering="true">
        <text:list-item>
          <text:list>
            <text:list-item>
              <text:list>
                <text:list-item>
                  <text:p text:style-name="P398"><text:span text:style-name="T399">Resolución:</text:span><text:span text:style-name="T400"><text:s/>Se añadió this.colectivosEnSimulacion.clear() al inicio de Simulador.inicializarColectivos(), haciendo que el método sea idempotente (cada llamada resetea y vuelve a inicializar los colectivos con la capacidad actual). El test se<text:s/></text:span><text:soft-page-break/><text:span text:style-name="T401">ajustó para verificar este comportamiento.</text:span></text:p>
                </text:list-item>
              </text:list>
            </text:list-item>
          </text:list>
        </text:list-item>
      </text:list>
      <text:list text:style-name="WWNum27" text:continue-numbering="true">
        <text:list-item>
          <text:list>
            <text:list-item>
              <text:p text:style-name="P402"><text:span text:style-name="T403">Fallas en GeneradorPasajerosTest (La parada de origen no debería ser una de las últimas 3 / No deberían generarse pasajeros si las líneas son demasiado cortas):</text:span><text:span text:style-name="T404"><text:s/>Errores en las aserciones del test que no reflejaban el comportamiento real de la lógica de generación.</text:span></text:p>
            </text:list-item>
          </text:list>
        </text:list-item>
      </text:list>
      <text:list text:style-name="WWNum34" text:continue-numbering="true">
        <text:list-item>
          <text:list>
            <text:list-item>
              <text:list>
                <text:list-item>
                  <text:p text:style-name="P405"><text:span text:style-name="T406">Resolución:</text:span><text:span text:style-name="T407"><text:s/>Se ajustaron las aserciones en GeneradorPasajerosTest para alinearse con la lógica de selección de origen/destino de pasajeros y la forma en que GeneradorPasajeros maneja líneas con pocos tramos.</text:span></text:p>
                </text:list-item>
              </text:list>
            </text:list-item>
          </text:list>
        </text:list-item>
      </text:list>
      <text:h text:style-name="P408" text:outline-level="2"><text:span text:style-name="T409">8. Lotes de Prueba</text:span></text:h>
      <text:p text:style-name="P410"><text:span text:style-name="T411">El proyecto cuenta con una robusta suite de pruebas unitarias implementadas con<text:s/></text:span><text:span text:style-name="T412">JUnit 5</text:span><text:span text:style-name="T413">, ubicadas en src/test/java/ar/edu/unpsjb.ayp2.proyectointegrador/. Estas pruebas utilizan archivos de datos de prueba dedicados en src/test/resources/datos_test/.</text:span></text:p>
      <text:list text:style-name="WWNum36">
        <text:list-item>
          <text:p text:style-name="P414"><text:span text:style-name="T415">Archivos de Datos de Prueba:</text:span></text:p>
        </text:list-item>
      </text:list>
      <text:list text:style-name="WWNum37" text:continue-numbering="true">
        <text:list-item>
          <text:list>
            <text:list-item>
              <text:p text:style-name="P416"><text:span text:style-name="T417">paradas_test.txt: Contiene una mezcla de paradas válidas, duplicadas, con formato incorrecto, IDs vacíos y nombres vacíos, para probar el manejo de errores del lector.</text:span></text:p>
            </text:list-item>
            <text:list-item>
              <text:p text:style-name="P418"><text:span text:style-name="T419">lineas_test.txt: Contiene líneas válidas, con formato incorrecto, IDs duplicados, IDs vacíos, nombres vacíos y referencias a paradas inexistentes, para probar el lector de líneas.</text:span></text:p>
            </text:list-item>
          </text:list>
        </text:list-item>
      </text:list>
      <text:list text:style-name="WWNum36" text:continue-numbering="true">
        <text:list-item>
          <text:p text:style-name="P420"><text:span text:style-name="T421">Clases de Prueba (con sus respectivos tests detallados):</text:span></text:p>
        </text:list-item>
      </text:list>
      <text:list text:style-name="WWNum38" text:continue-numbering="true">
        <text:list-item>
          <text:list>
            <text:list-item>
              <text:p text:style-name="P422"><text:span text:style-name="T423">ParadaTest.java</text:span></text:p>
            </text:list-item>
            <text:list-item>
              <text:p text:style-name="P424"><text:span text:style-name="T425">LineaTest.java</text:span></text:p>
            </text:list-item>
            <text:list-item>
              <text:p text:style-name="P426"><text:span text:style-name="T427">PasajeroTest.java</text:span></text:p>
            </text:list-item>
            <text:list-item>
              <text:p text:style-name="P428"><text:span text:style-name="T429">ColectivoTest.java</text:span></text:p>
            </text:list-item>
            <text:list-item>
              <text:p text:style-name="P430"><text:span text:style-name="T431">LectorArchivosTest.java: Pruebas exhaustivas para la carga de paradas y líneas, manejo de config.properties, archivos inexistentes y datos malformados.</text:span></text:p>
            </text:list-item>
            <text:list-item>
              <text:p text:style-name="P432"><text:span text:style-name="T433">GeneradorPasajerosTest.java: Pruebas para la cantidad de pasajeros generados, validez de origen/destino y asignación a colas de paradas.</text:span></text:p>
            </text:list-item>
            <text:list-item>
              <text:p text:style-name="P434"><text:span text:style-name="T435">SimuladorTest.java: Pruebas para la inicialización de colectivos, la ejecución del ciclo de simulación básico (avance, subida/bajada de pasajeros, finalización).</text:span></text:p>
            </text:list-item>
          </text:list>
        </text:list-item>
      </text:list>
      <text:h text:style-name="P436" text:outline-level="2"><text:span text:style-name="T437">9. Posibles Mejoras y Extensiones (Incremento 2 y Futuro)</text:span></text:h>
      <text:p text:style-name="P438"><text:span text:style-name="T439">El siguiente paso en el desarrollo del proyecto es el<text:s/></text:span><text:span text:style-name="T440">Incremento 2</text:span><text:span text:style-name="T441">, con fecha límite el 24/06/2025. Los objetivos clave y tareas detalladas incluyen:</text:span></text:p>
      <text:list text:style-name="WWNum39">
        <text:list-item>
          <text:p text:style-name="P442"><text:span text:style-name="T443">Múltiples Recorridos y Gestión de Tiempo:</text:span></text:p>
        </text:list-item>
      </text:list>
      <text:list text:style-name="WWNum40" text:continue-numbering="true">
        <text:list-item>
          <text:list>
            <text:list-item>
              <text:p text:style-name="P444"><text:span text:style-name="T445">Colectivo.java: Añadir estados (ej. EN_RUTA, EN_TERMINAL), tiempos de inicio de servicio y tiemposPorTramo para cada tramo.</text:span></text:p>
            </text:list-item>
            <text:list-item>
              <text:p text:style-name="P446"><text:span text:style-name="T447">Simulador.java: Introducir tiempoActualSimulacion y un bucle de simulación basado en tiempo (ejecutarSimulacionAvanzada()). Esto permitirá que múltiples colectivos operen con frecuencias definidas y realicen varios recorridos.</text:span></text:p>
            </text:list-item>
          </text:list>
        </text:list-item>
      </text:list>
      <text:list text:style-name="WWNum39" text:continue-numbering="true">
        <text:list-item>
          <text:p text:style-name="P448"><text:span text:style-name="T449">Control de Capacidad Estricto y Pasajeros en Espera:</text:span></text:p>
        </text:list-item>
      </text:list>
      <text:list text:style-name="WWNum41" text:continue-numbering="true">
        <text:list-item>
          <text:list>
            <text:list-item>
              <text:p text:style-name="P450"><text:span text:style-name="T451">Mejorar la lógica de subida en Simulador para que los pasajeros que no suben por capacidad limitada o falta de línea/dirección adecuada incrementen adecuadamente sus<text:s/></text:span><text:soft-page-break/><text:span text:style-name="T452">métricas de espera y se mantengan en cola para el próximo colectivo.</text:span></text:p>
            </text:list-item>
          </text:list>
        </text:list-item>
      </text:list>
      <text:list text:style-name="WWNum39" text:continue-numbering="true">
        <text:list-item>
          <text:p text:style-name="P453"><text:span text:style-name="T454">Estadísticas Avanzadas:</text:span></text:p>
        </text:list-item>
      </text:list>
      <text:list text:style-name="WWNum42" text:continue-numbering="true">
        <text:list-item>
          <text:list>
            <text:list-item>
              <text:p text:style-name="P455"><text:span text:style-name="T456">Pasajero.java: Añadir atributos de tiempo de espera (tiempoTotalEspera, tiempoInicioEspera) y registro de ColectivoObservado para calcular la satisfacción.</text:span></text:p>
            </text:list-item>
            <text:list-item>
              <text:p text:style-name="P457"><text:span text:style-name="T458">GestorEstadisticas.java (Nueva Clase): Responsable de recolectar eventos y calcular métricas como pasajeros transportados, tiempo promedio de espera, ocupación promedio por tramo y línea, e índice de satisfacción del cliente.</text:span></text:p>
            </text:list-item>
          </text:list>
        </text:list-item>
      </text:list>
      <text:list text:style-name="WWNum39" text:continue-numbering="true">
        <text:list-item>
          <text:p text:style-name="P459"><text:span text:style-name="T460">Modelado de la Red de Transporte como Grafo:</text:span></text:p>
        </text:list-item>
      </text:list>
      <text:list text:style-name="WWNum43" text:continue-numbering="true">
        <text:list-item>
          <text:list>
            <text:list-item>
              <text:p text:style-name="P461"><text:span text:style-name="T462">PlanificadorRutas.java (Nueva Clase): Utilizará net.datastructures.AdjacencyMapGraph para representar la red de paradas y tramos.</text:span></text:p>
            </text:list-item>
            <text:list-item>
              <text:p text:style-name="P463"><text:span text:style-name="T464">Implementar algoritmos de GraphAlgorithms (ej., Dijkstra) para encontrar rutas óptimas entre paradas para los pasajeros.</text:span></text:p>
            </text:list-item>
          </text:list>
        </text:list-item>
      </text:list>
      <text:list text:style-name="WWNum39" text:continue-numbering="true">
        <text:list-item>
          <text:p text:style-name="P465"><text:span text:style-name="T466">Interfaz de Usuario Mejorada:</text:span></text:p>
        </text:list-item>
      </text:list>
      <text:list text:style-name="WWNum44" text:continue-numbering="true">
        <text:list-item>
          <text:list>
            <text:list-item>
              <text:p text:style-name="P467"><text:span text:style-name="T468">SimuladorColectivosApp.java: Permitir la configuración de parámetros de simulación más avanzados y la visualización de las nuevas estadísticas detalladas.</text:span></text:p>
            </text:list-item>
            <text:list-item>
              <text:p text:style-name="P469"><text:span text:style-name="T470">Añadir opciones para consultar rutas óptimas.</text:span></text:p>
            </text:list-item>
          </text:list>
        </text:list-item>
      </text:list>
      <text:list text:style-name="WWNum39" text:continue-numbering="true">
        <text:list-item>
          <text:p text:style-name="P471"><text:span text:style-name="T472">Documentación Completa:</text:span><text:span text:style-name="T473"><text:s/>Finalizar JavaDoc, README y otros documentos técnicos.</text:span></text:p>
        </text:list-item>
      </text:list>
      <text:h text:style-name="P474" text:outline-level="2"><text:span text:style-name="T475">10. Conclusiones</text:span></text:h>
      <text:p text:style-name="P476"><text:span text:style-name="T477">El desarrollo del "Simulador de Colectivos Urbanos" ha completado exitosamente su<text:s/></text:span><text:span text:style-name="T478">Incremento 1</text:span><text:span text:style-name="T479">. Se ha establecido una base sólida y funcional que cumple con todos los requisitos de la consigna: carga de datos, generación de pasajeros, simulación de recorrido único por colectivo y visualización de eventos clave.</text:span></text:p>
      <text:p text:style-name="P480"><text:span text:style-name="T481">El proyecto se beneficia de una arquitectura por capas clara, una cuidadosa selección de estructuras de datos para eficiencia y robustez, y una suite de pruebas unitarias exhaustiva que valida el comportamiento del sistema.</text:span></text:p>
      <text:p text:style-name="P482"><text:span text:style-name="T483">Estamos listos para avanzar con el<text:s/></text:span><text:span text:style-name="T484">Incremento 2</text:span><text:span text:style-name="T485">, que expandirá la simulación hacia un modelo más realista y proporcionará herramientas avanzadas para el análisis del sistema de transpor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Google Sans" svg:font-family="Google Sans" style:font-family-generic="system" style:font-pitch="variable"/>
    <style:font-face style:name="Google Sans Text" svg:font-family="Google Sans Tex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margin-top="0.1666in" fo:margin-bottom="0.1666in"/>
      <style:text-properties fo:font-weight="bold" style:font-weight-asian="bold" fo:font-size="24pt" style:font-size-asian="24pt" style:font-size-complex="24pt" fo:hyphenate="false"/>
    </style:style>
    <style:style style:name="Título2" style:display-name="Título 2" style:family="paragraph" style:parent-style-name="Normal" style:next-style-name="Standard" style:default-outline-level="2">
      <style:paragraph-properties fo:margin-top="0.1562in" fo:margin-bottom="0.1562in"/>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margin-top="0.1666in" fo:margin-bottom="0.1666in"/>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margin-top="0.177in" fo:margin-bottom="0.177in"/>
      <style:text-properties fo:font-weight="bold" style:font-weight-asian="bold" fo:font-size="12pt" style:font-size-asian="12pt" style:font-size-complex="12pt" fo:hyphenate="false"/>
    </style:style>
    <style:style style:name="Título5" style:display-name="Título 5" style:family="paragraph" style:parent-style-name="Normal" style:next-style-name="Standard" style:default-outline-level="5">
      <style:paragraph-properties fo:margin-top="0.177in" fo:margin-bottom="0.177in"/>
      <style:text-properties fo:font-weight="bold" style:font-weight-asian="bold" fo:font-size="9pt" style:font-size-asian="9pt" style:font-size-complex="9pt" fo:hyphenate="false"/>
    </style:style>
    <style:style style:name="Título6" style:display-name="Título 6" style:family="paragraph" style:parent-style-name="Normal" style:next-style-name="Standard" style:default-outline-level="6">
      <style:paragraph-properties fo:margin-top="0.25in" fo:margin-bottom="0.25in"/>
      <style:text-properties fo:font-weight="bold" style:font-weight-asian="bold" fo:font-size="8pt" style:font-size-asian="8pt" style:font-size-complex="8pt"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 style:display-name="ListLabel 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 style:display-name="ListLabel 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 style:display-name="ListLabel 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 style:display-name="ListLabel 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 style:display-name="ListLabel 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 style:display-name="ListLabel 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 style:display-name="ListLabel 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 style:display-name="ListLabel 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 style:display-name="ListLabel 1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 style:display-name="ListLabel 1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 style:display-name="ListLabel 1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 style:display-name="ListLabel 1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 style:display-name="ListLabel 1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 style:display-name="ListLabel 1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 style:display-name="ListLabel 1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 style:display-name="ListLabel 1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 style:display-name="ListLabel 1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 style:display-name="ListLabel 1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 style:display-name="ListLabel 2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 style:display-name="ListLabel 2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 style:display-name="ListLabel 2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3" style:display-name="ListLabel 2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 style:display-name="ListLabel 2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 style:display-name="ListLabel 2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 style:display-name="ListLabel 2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 style:display-name="ListLabel 2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 style:display-name="ListLabel 2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 style:display-name="ListLabel 2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 style:display-name="ListLabel 3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 style:display-name="ListLabel 3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 style:display-name="ListLabel 3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 style:display-name="ListLabel 3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 style:display-name="ListLabel 3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 style:display-name="ListLabel 3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 style:display-name="ListLabel 3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 style:display-name="ListLabel 3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 style:display-name="ListLabel 3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 style:display-name="ListLabel 3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 style:display-name="ListLabel 4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 style:display-name="ListLabel 4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 style:display-name="ListLabel 4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 style:display-name="ListLabel 4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 style:display-name="ListLabel 4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 style:display-name="ListLabel 4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 style:display-name="ListLabel 4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 style:display-name="ListLabel 4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 style:display-name="ListLabel 4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 style:display-name="ListLabel 4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 style:display-name="ListLabel 5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1" style:display-name="ListLabel 5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2" style:display-name="ListLabel 5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3" style:display-name="ListLabel 5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4" style:display-name="ListLabel 5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5" style:display-name="ListLabel 5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6" style:display-name="ListLabel 5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7" style:display-name="ListLabel 5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8" style:display-name="ListLabel 5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9" style:display-name="ListLabel 5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0" style:display-name="ListLabel 6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1" style:display-name="ListLabel 6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2" style:display-name="ListLabel 6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3" style:display-name="ListLabel 6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4" style:display-name="ListLabel 6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5" style:display-name="ListLabel 6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6" style:display-name="ListLabel 6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7" style:display-name="ListLabel 6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8" style:display-name="ListLabel 6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69" style:display-name="ListLabel 6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0" style:display-name="ListLabel 7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1" style:display-name="ListLabel 7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2" style:display-name="ListLabel 7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3" style:display-name="ListLabel 7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4" style:display-name="ListLabel 7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5" style:display-name="ListLabel 7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6" style:display-name="ListLabel 7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7" style:display-name="ListLabel 7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8" style:display-name="ListLabel 7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79" style:display-name="ListLabel 7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0" style:display-name="ListLabel 8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1" style:display-name="ListLabel 8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2" style:display-name="ListLabel 8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3" style:display-name="ListLabel 8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4" style:display-name="ListLabel 8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5" style:display-name="ListLabel 8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6" style:display-name="ListLabel 8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7" style:display-name="ListLabel 8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8" style:display-name="ListLabel 8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89" style:display-name="ListLabel 8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0" style:display-name="ListLabel 9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1" style:display-name="ListLabel 9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2" style:display-name="ListLabel 9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3" style:display-name="ListLabel 9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4" style:display-name="ListLabel 9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5" style:display-name="ListLabel 9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6" style:display-name="ListLabel 9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7" style:display-name="ListLabel 9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8" style:display-name="ListLabel 9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99" style:display-name="ListLabel 9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0" style:display-name="ListLabel 10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1" style:display-name="ListLabel 10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2" style:display-name="ListLabel 10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3" style:display-name="ListLabel 10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4" style:display-name="ListLabel 10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5" style:display-name="ListLabel 10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6" style:display-name="ListLabel 10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7" style:display-name="ListLabel 10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8" style:display-name="ListLabel 10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09" style:display-name="ListLabel 10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0" style:display-name="ListLabel 11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1" style:display-name="ListLabel 11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2" style:display-name="ListLabel 11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3" style:display-name="ListLabel 11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4" style:display-name="ListLabel 11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5" style:display-name="ListLabel 11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6" style:display-name="ListLabel 11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7" style:display-name="ListLabel 11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8" style:display-name="ListLabel 11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19" style:display-name="ListLabel 11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0" style:display-name="ListLabel 12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1" style:display-name="ListLabel 12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2" style:display-name="ListLabel 12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3" style:display-name="ListLabel 12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4" style:display-name="ListLabel 12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5" style:display-name="ListLabel 12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6" style:display-name="ListLabel 12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7" style:display-name="ListLabel 12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8" style:display-name="ListLabel 12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29" style:display-name="ListLabel 12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0" style:display-name="ListLabel 13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1" style:display-name="ListLabel 13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2" style:display-name="ListLabel 13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3" style:display-name="ListLabel 13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4" style:display-name="ListLabel 13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5" style:display-name="ListLabel 13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6" style:display-name="ListLabel 13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7" style:display-name="ListLabel 13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8" style:display-name="ListLabel 13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39" style:display-name="ListLabel 13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0" style:display-name="ListLabel 14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1" style:display-name="ListLabel 14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2" style:display-name="ListLabel 14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3" style:display-name="ListLabel 14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4" style:display-name="ListLabel 14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5" style:display-name="ListLabel 14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6" style:display-name="ListLabel 14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7" style:display-name="ListLabel 14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8" style:display-name="ListLabel 14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49" style:display-name="ListLabel 14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0" style:display-name="ListLabel 15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1" style:display-name="ListLabel 15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2" style:display-name="ListLabel 15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3" style:display-name="ListLabel 15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4" style:display-name="ListLabel 15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5" style:display-name="ListLabel 15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6" style:display-name="ListLabel 15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7" style:display-name="ListLabel 15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8" style:display-name="ListLabel 15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59" style:display-name="ListLabel 15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0" style:display-name="ListLabel 16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1" style:display-name="ListLabel 16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2" style:display-name="ListLabel 16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3" style:display-name="ListLabel 16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4" style:display-name="ListLabel 16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5" style:display-name="ListLabel 16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6" style:display-name="ListLabel 16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7" style:display-name="ListLabel 16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8" style:display-name="ListLabel 16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69" style:display-name="ListLabel 16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0" style:display-name="ListLabel 17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1" style:display-name="ListLabel 17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2" style:display-name="ListLabel 17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3" style:display-name="ListLabel 17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4" style:display-name="ListLabel 17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5" style:display-name="ListLabel 17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6" style:display-name="ListLabel 17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7" style:display-name="ListLabel 17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8" style:display-name="ListLabel 17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79" style:display-name="ListLabel 17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0" style:display-name="ListLabel 18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1" style:display-name="ListLabel 18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2" style:display-name="ListLabel 18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3" style:display-name="ListLabel 18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4" style:display-name="ListLabel 18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5" style:display-name="ListLabel 18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6" style:display-name="ListLabel 18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7" style:display-name="ListLabel 18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8" style:display-name="ListLabel 18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89" style:display-name="ListLabel 18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0" style:display-name="ListLabel 19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1" style:display-name="ListLabel 19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2" style:display-name="ListLabel 19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3" style:display-name="ListLabel 19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4" style:display-name="ListLabel 19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5" style:display-name="ListLabel 19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6" style:display-name="ListLabel 19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7" style:display-name="ListLabel 19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8" style:display-name="ListLabel 19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199" style:display-name="ListLabel 19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0" style:display-name="ListLabel 20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1" style:display-name="ListLabel 20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2" style:display-name="ListLabel 20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3" style:display-name="ListLabel 20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4" style:display-name="ListLabel 20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5" style:display-name="ListLabel 20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6" style:display-name="ListLabel 20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7" style:display-name="ListLabel 20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8" style:display-name="ListLabel 20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09" style:display-name="ListLabel 20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0" style:display-name="ListLabel 21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1" style:display-name="ListLabel 21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2" style:display-name="ListLabel 21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3" style:display-name="ListLabel 21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4" style:display-name="ListLabel 21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5" style:display-name="ListLabel 21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6" style:display-name="ListLabel 21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7" style:display-name="ListLabel 21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8" style:display-name="ListLabel 21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19" style:display-name="ListLabel 21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0" style:display-name="ListLabel 22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1" style:display-name="ListLabel 22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2" style:display-name="ListLabel 22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3" style:display-name="ListLabel 22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4" style:display-name="ListLabel 22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5" style:display-name="ListLabel 22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6" style:display-name="ListLabel 22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7" style:display-name="ListLabel 22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8" style:display-name="ListLabel 22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29" style:display-name="ListLabel 22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30" style:display-name="ListLabel 23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31" style:display-name="ListLabel 23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32" style:display-name="ListLabel 23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33" style:display-name="ListLabel 23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34" style:display-name="ListLabel 23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35" style:display-name="ListLabel 23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36" style:display-name="ListLabel 23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37" style:display-name="ListLabel 23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38" style:display-name="ListLabel 23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39" style:display-name="ListLabel 23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0" style:display-name="ListLabel 24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1" style:display-name="ListLabel 24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2" style:display-name="ListLabel 24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3" style:display-name="ListLabel 24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4" style:display-name="ListLabel 24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5" style:display-name="ListLabel 24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6" style:display-name="ListLabel 24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7" style:display-name="ListLabel 24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8" style:display-name="ListLabel 24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49" style:display-name="ListLabel 24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0" style:display-name="ListLabel 25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1" style:display-name="ListLabel 25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2" style:display-name="ListLabel 25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3" style:display-name="ListLabel 25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4" style:display-name="ListLabel 25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5" style:display-name="ListLabel 25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6" style:display-name="ListLabel 25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7" style:display-name="ListLabel 25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8" style:display-name="ListLabel 25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59" style:display-name="ListLabel 25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0" style:display-name="ListLabel 26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1" style:display-name="ListLabel 26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2" style:display-name="ListLabel 26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3" style:display-name="ListLabel 26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4" style:display-name="ListLabel 26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5" style:display-name="ListLabel 26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6" style:display-name="ListLabel 26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7" style:display-name="ListLabel 26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8" style:display-name="ListLabel 26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69" style:display-name="ListLabel 26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0" style:display-name="ListLabel 27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1" style:display-name="ListLabel 27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2" style:display-name="ListLabel 27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3" style:display-name="ListLabel 27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4" style:display-name="ListLabel 27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5" style:display-name="ListLabel 27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6" style:display-name="ListLabel 27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7" style:display-name="ListLabel 27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8" style:display-name="ListLabel 27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79" style:display-name="ListLabel 27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0" style:display-name="ListLabel 28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1" style:display-name="ListLabel 28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2" style:display-name="ListLabel 28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3" style:display-name="ListLabel 28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4" style:display-name="ListLabel 28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5" style:display-name="ListLabel 28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6" style:display-name="ListLabel 28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7" style:display-name="ListLabel 28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8" style:display-name="ListLabel 28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89" style:display-name="ListLabel 28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0" style:display-name="ListLabel 29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1" style:display-name="ListLabel 29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2" style:display-name="ListLabel 29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3" style:display-name="ListLabel 29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4" style:display-name="ListLabel 29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5" style:display-name="ListLabel 29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6" style:display-name="ListLabel 29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7" style:display-name="ListLabel 29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8" style:display-name="ListLabel 29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299" style:display-name="ListLabel 29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0" style:display-name="ListLabel 30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1" style:display-name="ListLabel 30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2" style:display-name="ListLabel 30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3" style:display-name="ListLabel 30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4" style:display-name="ListLabel 30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5" style:display-name="ListLabel 30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6" style:display-name="ListLabel 30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7" style:display-name="ListLabel 30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8" style:display-name="ListLabel 30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09" style:display-name="ListLabel 30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0" style:display-name="ListLabel 31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1" style:display-name="ListLabel 31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2" style:display-name="ListLabel 31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3" style:display-name="ListLabel 31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4" style:display-name="ListLabel 31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5" style:display-name="ListLabel 31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6" style:display-name="ListLabel 31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7" style:display-name="ListLabel 31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8" style:display-name="ListLabel 31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19" style:display-name="ListLabel 31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0" style:display-name="ListLabel 32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1" style:display-name="ListLabel 32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2" style:display-name="ListLabel 32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3" style:display-name="ListLabel 32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4" style:display-name="ListLabel 32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5" style:display-name="ListLabel 32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6" style:display-name="ListLabel 32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7" style:display-name="ListLabel 32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8" style:display-name="ListLabel 32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29" style:display-name="ListLabel 32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0" style:display-name="ListLabel 33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1" style:display-name="ListLabel 33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2" style:display-name="ListLabel 33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3" style:display-name="ListLabel 33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4" style:display-name="ListLabel 33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5" style:display-name="ListLabel 33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6" style:display-name="ListLabel 33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7" style:display-name="ListLabel 33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8" style:display-name="ListLabel 33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39" style:display-name="ListLabel 33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0" style:display-name="ListLabel 34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1" style:display-name="ListLabel 34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2" style:display-name="ListLabel 34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3" style:display-name="ListLabel 34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4" style:display-name="ListLabel 34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5" style:display-name="ListLabel 34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6" style:display-name="ListLabel 34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7" style:display-name="ListLabel 34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8" style:display-name="ListLabel 34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49" style:display-name="ListLabel 34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0" style:display-name="ListLabel 35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1" style:display-name="ListLabel 35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2" style:display-name="ListLabel 35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3" style:display-name="ListLabel 35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4" style:display-name="ListLabel 35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5" style:display-name="ListLabel 35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6" style:display-name="ListLabel 35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7" style:display-name="ListLabel 35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8" style:display-name="ListLabel 35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59" style:display-name="ListLabel 35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0" style:display-name="ListLabel 36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1" style:display-name="ListLabel 36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2" style:display-name="ListLabel 36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3" style:display-name="ListLabel 36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4" style:display-name="ListLabel 36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5" style:display-name="ListLabel 36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6" style:display-name="ListLabel 36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7" style:display-name="ListLabel 36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8" style:display-name="ListLabel 36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69" style:display-name="ListLabel 36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0" style:display-name="ListLabel 37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1" style:display-name="ListLabel 37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2" style:display-name="ListLabel 37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3" style:display-name="ListLabel 37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4" style:display-name="ListLabel 37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5" style:display-name="ListLabel 37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6" style:display-name="ListLabel 37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7" style:display-name="ListLabel 37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8" style:display-name="ListLabel 37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79" style:display-name="ListLabel 37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0" style:display-name="ListLabel 38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1" style:display-name="ListLabel 38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2" style:display-name="ListLabel 38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3" style:display-name="ListLabel 38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4" style:display-name="ListLabel 38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5" style:display-name="ListLabel 38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6" style:display-name="ListLabel 38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7" style:display-name="ListLabel 38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8" style:display-name="ListLabel 38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89" style:display-name="ListLabel 38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0" style:display-name="ListLabel 39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1" style:display-name="ListLabel 39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2" style:display-name="ListLabel 39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3" style:display-name="ListLabel 39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4" style:display-name="ListLabel 39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5" style:display-name="ListLabel 39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6" style:display-name="ListLabel 39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7" style:display-name="ListLabel 39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8" style:display-name="ListLabel 39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399" style:display-name="ListLabel 39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0" style:display-name="ListLabel 40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1" style:display-name="ListLabel 40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2" style:display-name="ListLabel 40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3" style:display-name="ListLabel 40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4" style:display-name="ListLabel 40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5" style:display-name="ListLabel 40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6" style:display-name="ListLabel 40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7" style:display-name="ListLabel 40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8" style:display-name="ListLabel 40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09" style:display-name="ListLabel 40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0" style:display-name="ListLabel 41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1" style:display-name="ListLabel 41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2" style:display-name="ListLabel 41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3" style:display-name="ListLabel 41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4" style:display-name="ListLabel 41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5" style:display-name="ListLabel 41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6" style:display-name="ListLabel 41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7" style:display-name="ListLabel 41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8" style:display-name="ListLabel 41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19" style:display-name="ListLabel 41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0" style:display-name="ListLabel 42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1" style:display-name="ListLabel 42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2" style:display-name="ListLabel 42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3" style:display-name="ListLabel 42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4" style:display-name="ListLabel 42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5" style:display-name="ListLabel 42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6" style:display-name="ListLabel 42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7" style:display-name="ListLabel 42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8" style:display-name="ListLabel 42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29" style:display-name="ListLabel 42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0" style:display-name="ListLabel 43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1" style:display-name="ListLabel 43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2" style:display-name="ListLabel 43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3" style:display-name="ListLabel 43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4" style:display-name="ListLabel 43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5" style:display-name="ListLabel 43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6" style:display-name="ListLabel 43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7" style:display-name="ListLabel 43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8" style:display-name="ListLabel 43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39" style:display-name="ListLabel 43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0" style:display-name="ListLabel 44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1" style:display-name="ListLabel 44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2" style:display-name="ListLabel 44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3" style:display-name="ListLabel 44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4" style:display-name="ListLabel 44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5" style:display-name="ListLabel 44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6" style:display-name="ListLabel 44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7" style:display-name="ListLabel 44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8" style:display-name="ListLabel 44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49" style:display-name="ListLabel 44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0" style:display-name="ListLabel 45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1" style:display-name="ListLabel 45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2" style:display-name="ListLabel 45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3" style:display-name="ListLabel 45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4" style:display-name="ListLabel 45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5" style:display-name="ListLabel 45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6" style:display-name="ListLabel 45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7" style:display-name="ListLabel 45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8" style:display-name="ListLabel 45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59" style:display-name="ListLabel 45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0" style:display-name="ListLabel 46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1" style:display-name="ListLabel 46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2" style:display-name="ListLabel 46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3" style:display-name="ListLabel 46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4" style:display-name="ListLabel 46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5" style:display-name="ListLabel 46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6" style:display-name="ListLabel 46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7" style:display-name="ListLabel 46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8" style:display-name="ListLabel 46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69" style:display-name="ListLabel 46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0" style:display-name="ListLabel 47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1" style:display-name="ListLabel 47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2" style:display-name="ListLabel 47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3" style:display-name="ListLabel 47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4" style:display-name="ListLabel 47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5" style:display-name="ListLabel 47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6" style:display-name="ListLabel 47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7" style:display-name="ListLabel 47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8" style:display-name="ListLabel 47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79" style:display-name="ListLabel 47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0" style:display-name="ListLabel 48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1" style:display-name="ListLabel 48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2" style:display-name="ListLabel 48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3" style:display-name="ListLabel 48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4" style:display-name="ListLabel 48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5" style:display-name="ListLabel 48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6" style:display-name="ListLabel 48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7" style:display-name="ListLabel 48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8" style:display-name="ListLabel 48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89" style:display-name="ListLabel 48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0" style:display-name="ListLabel 49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1" style:display-name="ListLabel 49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2" style:display-name="ListLabel 49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3" style:display-name="ListLabel 49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4" style:display-name="ListLabel 49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5" style:display-name="ListLabel 495"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6" style:display-name="ListLabel 496"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7" style:display-name="ListLabel 497"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8" style:display-name="ListLabel 498"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499" style:display-name="ListLabel 499"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0" style:display-name="ListLabel 500"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1" style:display-name="ListLabel 50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2" style:display-name="ListLabel 502"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3" style:display-name="ListLabel 503"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ListLabel504" style:display-name="ListLabel 504"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 style:display-name="WWNum1">
      <text:list-level-style-bullet text:level="1" text:style-name="WW_CharLFO1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 style:display-name="WWNum2">
      <text:list-level-style-bullet text:level="1" text:style-name="WW_CharLFO2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2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2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 style:display-name="WWNum3">
      <text:list-level-style-bullet text:level="1" text:style-name="WW_CharLFO3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 style:display-name="WWNum4">
      <text:list-level-style-bullet text:level="1" text:style-name="WW_CharLFO4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5" style:display-name="WWNum5">
      <text:list-level-style-bullet text:level="1" text:style-name="WW_CharLFO5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6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6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6" style:display-name="WWNum6">
      <text:list-level-style-bullet text:level="1" text:style-name="WW_CharLFO6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6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6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7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7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7" style:display-name="WWNum7">
      <text:list-level-style-bullet text:level="1" text:style-name="WW_CharLFO7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7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7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8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8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8" style:display-name="WWNum8">
      <text:list-level-style-bullet text:level="1" text:style-name="WW_CharLFO8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8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8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9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9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9" style:display-name="WWNum9">
      <text:list-level-style-bullet text:level="1" text:style-name="WW_CharLFO9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9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9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0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0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0" style:display-name="WWNum10">
      <text:list-level-style-bullet text:level="1" text:style-name="WW_CharLFO10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0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0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1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1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1" style:display-name="WWNum11">
      <text:list-level-style-bullet text:level="1" text:style-name="WW_CharLFO11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1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2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2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2" style:display-name="WWNum12">
      <text:list-level-style-bullet text:level="1" text:style-name="WW_CharLFO12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2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3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3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3" style:display-name="WWNum13">
      <text:list-level-style-bullet text:level="1" text:style-name="WW_CharLFO13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3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3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4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4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4" style:display-name="WWNum14">
      <text:list-level-style-bullet text:level="1" text:style-name="WW_CharLFO14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4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4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5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5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5" style:display-name="WWNum15">
      <text:list-level-style-bullet text:level="1" text:style-name="WW_CharLFO15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5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5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6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6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6" style:display-name="WWNum16">
      <text:list-level-style-bullet text:level="1" text:style-name="WW_CharLFO16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6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7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7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7" style:display-name="WWNum17">
      <text:list-level-style-bullet text:level="1" text:style-name="WW_CharLFO17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17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8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8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8" style:display-name="WWNum18">
      <text:list-level-style-number text:level="1" text:style-name="WW_CharLFO18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18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19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19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19" style:display-name="WWNum19">
      <text:list-level-style-number text:level="1" text:style-name="WW_CharLFO19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19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0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0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0" style:display-name="WWNum20">
      <text:list-level-style-number text:level="1" text:style-name="WW_CharLFO20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20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1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1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1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1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1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1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1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1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1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1" style:display-name="WWNum21">
      <text:list-level-style-number text:level="1" text:style-name="WW_CharLFO21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21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2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2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2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2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2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2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2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2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2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2" style:display-name="WWNum22">
      <text:list-level-style-bullet text:level="1" text:style-name="WW_CharLFO22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22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22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3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3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3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3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3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3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3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3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3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3" style:display-name="WWNum23">
      <text:list-level-style-bullet text:level="1" text:style-name="WW_CharLFO23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23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23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4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4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4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4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4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4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4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4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4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4" style:display-name="WWNum24">
      <text:list-level-style-bullet text:level="1" text:style-name="WW_CharLFO24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24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24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5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5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5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5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5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5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5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5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5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5" style:display-name="WWNum25">
      <text:list-level-style-bullet text:level="1" text:style-name="WW_CharLFO25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25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25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6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6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6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6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6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6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6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6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6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6" style:display-name="WWNum26">
      <text:list-level-style-bullet text:level="1" text:style-name="WW_CharLFO26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26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7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7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7" style:display-name="WWNum27">
      <text:list-level-style-bullet text:level="1" text:style-name="WW_CharLFO27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27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27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8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8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8" style:display-name="WWNum28">
      <text:list-level-style-bullet text:level="1" text:style-name="WW_CharLFO28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28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28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29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29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29" style:display-name="WWNum29">
      <text:list-level-style-bullet text:level="1" text:style-name="WW_CharLFO29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29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29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0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0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0" style:display-name="WWNum30">
      <text:list-level-style-bullet text:level="1" text:style-name="WW_CharLFO30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0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0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1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1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1" style:display-name="WWNum31">
      <text:list-level-style-bullet text:level="1" text:style-name="WW_CharLFO31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1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1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2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2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2" style:display-name="WWNum32">
      <text:list-level-style-bullet text:level="1" text:style-name="WW_CharLFO32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2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2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3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3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3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3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3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3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3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3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3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3" style:display-name="WWNum33">
      <text:list-level-style-bullet text:level="1" text:style-name="WW_CharLFO33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3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3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4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4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4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4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4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4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4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4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4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4" style:display-name="WWNum34">
      <text:list-level-style-bullet text:level="1" text:style-name="WW_CharLFO34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4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4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5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5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5" style:display-name="WWNum35">
      <text:list-level-style-number text:level="1" text:style-name="WW_CharLFO35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35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6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6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6" style:display-name="WWNum36">
      <text:list-level-style-bullet text:level="1" text:style-name="WW_CharLFO36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6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7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7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7" style:display-name="WWNum37">
      <text:list-level-style-bullet text:level="1" text:style-name="WW_CharLFO37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7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8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8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8" style:display-name="WWNum38">
      <text:list-level-style-bullet text:level="1" text:style-name="WW_CharLFO38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8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39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9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9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9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9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9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9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9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39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39" style:display-name="WWNum39">
      <text:list-level-style-bullet text:level="1" text:style-name="WW_CharLFO39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39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0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0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0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0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0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0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0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0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0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0" style:display-name="WWNum40">
      <text:list-level-style-bullet text:level="1" text:style-name="WW_CharLFO40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0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1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1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1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1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1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1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1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1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1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1" style:display-name="WWNum41">
      <text:list-level-style-bullet text:level="1" text:style-name="WW_CharLFO41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1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2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2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2" style:display-name="WWNum42">
      <text:list-level-style-bullet text:level="1" text:style-name="WW_CharLFO42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2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3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3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3" style:display-name="WWNum43">
      <text:list-level-style-bullet text:level="1" text:style-name="WW_CharLFO43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3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4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4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4" style:display-name="WWNum44">
      <text:list-level-style-bullet text:level="1" text:style-name="WW_CharLFO44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44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5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5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5" style:display-name="WWNum45">
      <text:list-level-style-number text:level="1" text:style-name="WW_CharLFO45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45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6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6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6" style:display-name="WWNum46">
      <text:list-level-style-number text:level="1" text:style-name="WW_CharLFO46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46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7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7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7" style:display-name="WWNum47">
      <text:list-level-style-number text:level="1" text:style-name="WW_CharLFO47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47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8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8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8" style:display-name="WWNum48">
      <text:list-level-style-number text:level="1" text:style-name="WW_CharLFO48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48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48LVL3" text:bullet-char="■">
        <style:list-level-properties text:space-before="0.6458in" text:min-label-width="0.25in" text:list-level-position-and-space-mode="label-alignment">
          <style:list-level-label-alignment text:label-followed-by="listtab" fo:margin-left="0.8958in" fo:text-indent="-0.25in"/>
        </style:list-level-properties>
        <style:text-properties style:font-name="Arial"/>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49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49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49" style:display-name="WWNum49">
      <text:list-level-style-number text:level="1" text:style-name="WW_CharLFO49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49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49LVL3" text:bullet-char="■">
        <style:list-level-properties text:space-before="0.6458in" text:min-label-width="0.25in" text:list-level-position-and-space-mode="label-alignment">
          <style:list-level-label-alignment text:label-followed-by="listtab" fo:margin-left="0.8958in" fo:text-indent="-0.25in"/>
        </style:list-level-properties>
        <style:text-properties style:font-name="Arial"/>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0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0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50" style:display-name="WWNum50">
      <text:list-level-style-number text:level="1" text:style-name="WW_CharLFO50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50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50LVL3" text:bullet-char="■">
        <style:list-level-properties text:space-before="0.6458in" text:min-label-width="0.25in" text:list-level-position-and-space-mode="label-alignment">
          <style:list-level-label-alignment text:label-followed-by="listtab" fo:margin-left="0.8958in" fo:text-indent="-0.25in"/>
        </style:list-level-properties>
        <style:text-properties style:font-name="Arial"/>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1LVL1" style:family="text">
      <style:text-properties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1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51" style:display-name="WWNum51">
      <text:list-level-style-number text:level="1" text:style-name="WW_CharLFO51LVL1" style:num-suffix="." style:num-format="1">
        <style:list-level-properties text:space-before="0.0833in" text:min-label-width="0.25in" text:list-level-position-and-space-mode="label-alignment">
          <style:list-level-label-alignment text:label-followed-by="listtab" fo:margin-left="0.3333in" fo:text-indent="-0.25in"/>
        </style:list-level-properties>
      </text:list-level-style-number>
      <text:list-level-style-bullet text:level="2" text:style-name="WW_CharLFO51LVL2" text:bullet-char="○">
        <style:list-level-properties text:space-before="0.3645in" text:min-label-width="0.25in" text:list-level-position-and-space-mode="label-alignment">
          <style:list-level-label-alignment text:label-followed-by="listtab" fo:margin-left="0.6145in" fo:text-indent="-0.25in"/>
        </style:list-level-properties>
        <style:text-properties style:font-name="Arial"/>
      </text:list-level-style-bullet>
      <text:list-level-style-bullet text:level="3" text:style-name="WW_CharLFO51LVL3" text:bullet-char="■">
        <style:list-level-properties text:space-before="0.6458in" text:min-label-width="0.25in" text:list-level-position-and-space-mode="label-alignment">
          <style:list-level-label-alignment text:label-followed-by="listtab" fo:margin-left="0.8958in" fo:text-indent="-0.25in"/>
        </style:list-level-properties>
        <style:text-properties style:font-name="Arial"/>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2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2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2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2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2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2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2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2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2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52" style:display-name="WWNum52">
      <text:list-level-style-bullet text:level="1" text:style-name="WW_CharLFO52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2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2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3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3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53" style:display-name="WWNum53">
      <text:list-level-style-bullet text:level="1" text:style-name="WW_CharLFO53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3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3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4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4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54" style:display-name="WWNum54">
      <text:list-level-style-bullet text:level="1" text:style-name="WW_CharLFO54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4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4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5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5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55" style:display-name="WWNum55">
      <text:list-level-style-bullet text:level="1" text:style-name="WW_CharLFO55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5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5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WW_CharLFO56LVL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2"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3"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4"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5"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6"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7"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8"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style:style style:name="WW_CharLFO56LVL9"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1pt" style:font-size-asian="11pt" style:font-size-complex="11pt" style:text-underline-type="none" style:text-underline-color="font-color"/>
    </style:style>
    <text:list-style style:name="WWNum56" style:display-name="WWNum56">
      <text:list-level-style-bullet text:level="1" text:style-name="WW_CharLFO56LVL1" text:bullet-char="●">
        <style:list-level-properties text:space-before="0.0729in" text:min-label-width="0.25in" text:list-level-position-and-space-mode="label-alignment">
          <style:list-level-label-alignment text:label-followed-by="listtab" fo:margin-left="0.3229in" fo:text-indent="-0.25in"/>
        </style:list-level-properties>
        <style:text-properties style:font-name="Arial"/>
      </text:list-level-style-bullet>
      <text:list-level-style-bullet text:level="2" text:style-name="WW_CharLFO56LVL2"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Arial"/>
      </text:list-level-style-bullet>
      <text:list-level-style-bullet text:level="3" text:style-name="WW_CharLFO56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Arial"/>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yen Brandolino</dc:creator>
    <meta:creation-date>2025-06-06T14:08:00Z</meta:creation-date>
    <dc:date>2025-06-06T17:08:00Z</dc:date>
    <meta:template xlink:href="Normal.dotm" xlink:type="simple"/>
    <meta:editing-cycles>3</meta:editing-cycles>
    <meta:editing-duration>PT4380S</meta:editing-duration>
    <meta:document-statistic meta:page-count="9" meta:paragraph-count="43" meta:word-count="3322" meta:character-count="21550" meta:row-count="152" meta:non-whitespace-character-count="18271"/>
  </office:meta>
</office:document-meta>
</file>